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2">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4">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office:automatic-styles>
  <office:body>
    <office:text>
      <text:p text:style-name="Title">Burleseque - Moonpage</text:p>
      <text:p text:style-name="Author">Roman Münten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bout"/>ABOUT<text:bookmark-end text:name="about"/></text:h>
      <text:p text:style-name="First_20_paragraph">An interpreter for the esoteric programming language <text:span text:style-name="T1">The Burlesque Programming Language</text:span>. Actually, Burlesque is less of a programming language than it is a tool. The actual language behind it is very simple and the only thing that makes Burlesque notable is the amount of built-ins it has. The syntax can be learnt within a few minutes (there are basically only Numbers, Strings and Blocks) and the concepts can be learnt quickly as well. People familiar with functional programming languages will already know these concepts so Burlesque is especially easy to learn if you already know the terms <text:span text:style-name="T1">map</text:span>, <text:span text:style-name="T1">filter</text:span>, <text:span text:style-name="T1">reduce</text:span>, <text:span text:style-name="T1">zip</text:span> and others. This moonpage tries to be as accurate, complete and easy to understand as possible. If you encounter an error in the documentation please report it on <text:a xlink:type="simple" xlink:href="http://github.com/FMNSSun/Burlesque" office:name=""><text:span text:style-name="Definition">github</text:span></text:a>. <text:span text:style-name="T2">Author:</text:span> Roman Müntener, 2012-?</text:p>
      <text:p text:style-name="Text_20_body">Useful Weblinks:</text:p>
      <text:list text:style-name="L1">
        <text:list-item>
          <text:p text:style-name="P1"><text:a xlink:type="simple" xlink:href="http://rosettacode.org/wiki/Category:Burlesque" office:name=""><text:span text:style-name="Definition">Burlesque on RosettaCode</text:span></text:a></text:p>
        </text:list-item>
        <text:list-item>
          <text:p text:style-name="P1"><text:a xlink:type="simple" xlink:href="http://github.com/FMNSSun/Burlesque" office:name=""><text:span text:style-name="Definition">Source code</text:span></text:a></text:p>
        </text:list-item>
        <text:list-item>
          <text:p text:style-name="P1"><text:a xlink:type="simple" xlink:href="http://mroman.ch/burlesque/lref.html" office:name=""><text:span text:style-name="Definition">Language Reference</text:span></text:a></text:p>
        </text:list-item>
      </text:list>
      <text:p text:style-name="First_20_paragraph"><text:span text:style-name="T2">Until this moonpage is complete please consult the Language Reference. Once compelete, the moonpage will superseed the Language Reference and this warning will disappear.</text:span></text:p>
      <text:h text:style-name="Heading_20_2" text:outline-level="2"><text:bookmark-start text:name="history"/>HISTORY<text:bookmark-end text:name="history"/></text:h>
      <text:p text:style-name="First_20_paragraph">Burlesque has been under development since 2012 and is still being improved on a regular basis. It was built as a tool for me (mroman) to use as a helper for my computer science studies.</text:p>
      <text:h text:style-name="Heading_20_1" text:outline-level="1"><text:bookmark-start text:name="synopsis"/>SYNOPSIS<text:bookmark-end text:name="synopsis"/></text:h>
      <text:p text:style-name="P2">blsq </text:p>
      <text:p text:style-name="P3"><text:s text:c="2"/>--file &lt;path&gt; <text:s text:c="10"/>Read code from file (incl. STDIN)</text:p>
      <text:p text:style-name="P4"><text:s text:c="2"/>--file-no-stdin &lt;path&gt; <text:s text:c="1"/>Read code from file (excl. STDIN)</text:p>
      <text:p text:style-name="P5"><text:s text:c="2"/>--no-stdin &lt;code&gt; <text:s text:c="6"/>Read code from argv (excl. STDIN)</text:p>
      <text:p text:style-name="P6"><text:s text:c="2"/>--shell <text:s text:c="16"/>Start in shell mode</text:p>
      <text:p text:style-name="P7"><text:s text:c="2"/>--version <text:s text:c="14"/>Print version info</text:p>
      <text:p text:style-name="P8"><text:s text:c="2"/>--compile &lt;path&gt; <text:s text:c="7"/>Pseudo-compile file to haskell code</text:p>
      <text:p text:style-name="P9"><text:s text:c="2"/>--stdin &lt;code&gt; <text:s text:c="9"/>Read code from argv (incl. STDIN)</text:p>
      <text:list text:style-name="L2">
        <text:list-item>
          <text:p text:style-name="P10"><text:span text:style-name="T1">path</text:span> - Path to a file</text:p>
        </text:list-item>
        <text:list-item>
          <text:p text:style-name="P10"><text:span text:style-name="T1">code</text:span> - Burlesque code</text:p>
        </text:list-item>
      </text:list>
      <text:p text:style-name="First_20_paragraph"><text:span text:style-name="T1">STDIN</text:span> will be pushed as a String to the stack. On exit all elements are printed in order from top to bottom. No output will be produced before the Burlesque code terminates.</text:p>
      <text:h text:style-name="Heading_20_2" text:outline-level="2"><text:bookmark-start text:name="example-usages"/>EXAMPLE USAGES<text:bookmark-end text:name="example-usages"/></text:h>
      <text:p text:style-name="P11">$ blsq --file-no-stdin hw.blsq </text:p>
      <text:p text:style-name="P12">Hello, world!</text:p>
      <text:p text:style-name="P13">$ echo -n "hello" | blsq --file revstdin.blsq </text:p>
      <text:p text:style-name="P14">olleh</text:p>
      <text:p text:style-name="P15">$ echo -n "hello" | blsq --stdin "&lt;-Q"</text:p>
      <text:p text:style-name="P16">olleh</text:p>
      <text:p text:style-name="P17">$ blsq --no-stdin "2 64**"</text:p>
      <text:p text:style-name="P18">18446744073709551616</text:p>
      <text:p text:style-name="P19">$ echo -n `ls *.blsq` | blsq --stdin "wdzisp"</text:p>
      <text:p text:style-name="P20">0 hw.blsq</text:p>
      <text:p text:style-name="P21">1 index.blsq</text:p>
      <text:p text:style-name="P22">2 prog.blsq</text:p>
      <text:p text:style-name="P23">3 revstdin.blsq</text:p>
      <text:p text:style-name="P24">4 test.blsq</text:p>
      <text:p text:style-name="P25">$ echo -n `ls` | blsq --stdin 'wd{".blsq"!~}{".blsq".-}FMuN'</text:p>
      <text:p text:style-name="P26">hw</text:p>
      <text:p text:style-name="P27">index</text:p>
      <text:p text:style-name="P28">prog</text:p>
      <text:p text:style-name="P29">revstdin</text:p>
      <text:p text:style-name="P30">test</text:p>
      <text:p text:style-name="P31">$ df | blsq --stdin "ln[-{WD-]}muQ"</text:p>
      <text:p text:style-name="P32">rootfs</text:p>
      <text:p text:style-name="P33">udev</text:p>
      <text:p text:style-name="P34">tmpfs</text:p>
      <text:p text:style-name="P35">/dev/disk/by-uuid/2e7e48d9-b728-48f7-95db-a58db91f4769</text:p>
      <text:p text:style-name="P36">tmpfs</text:p>
      <text:p text:style-name="P37">tmpfs</text:p>
      <text:h text:style-name="Heading_20_1" text:outline-level="1"><text:bookmark-start text:name="language"/>LANGUAGE<text:bookmark-end text:name="language"/></text:h>
      <text:h text:style-name="Heading_20_2" text:outline-level="2"><text:bookmark-start text:name="glossary"/>GLOSSARY<text:bookmark-end text:name="glossary"/></text:h>
      <text:list text:style-name="L3">
        <text:list-item>
          <text:p text:style-name="P38">Block: A collection of values.</text:p>
        </text:list-item>
        <text:list-item>
          <text:p text:style-name="P38">Identifier: An identifier. Refers to a Command.</text:p>
        </text:list-item>
        <text:list-item>
          <text:p text:style-name="P38">Command: A unit of execution. A Command does something.</text:p>
        </text:list-item>
        <text:list-item>
          <text:p text:style-name="P38">Built-in: A Command that is built-in. It’s not a user defined Command.</text:p>
        </text:list-item>
        <text:list-item>
          <text:p text:style-name="P38">Map: Other languages call this asociative array or dictionary.</text:p>
        </text:list-item>
        <text:list-item>
          <text:p text:style-name="P38">Special: A special identifier.</text:p>
        </text:list-item>
        <text:list-item>
          <text:p text:style-name="P38">Modifier: A Modifier is not a Command. A Modifier may modify the behaviour of the next Command or may alter evaluation.</text:p>
        </text:list-item>
      </text:list>
      <text:h text:style-name="Heading_20_2" text:outline-level="2"><text:bookmark-start text:name="types"/>TYPES<text:bookmark-end text:name="types"/></text:h>
      <text:h text:style-name="Heading_20_2" text:outline-level="2"><text:bookmark-start text:name="syntax"/>SYNTAX<text:bookmark-end text:name="syntax"/></text:h>
      <text:p text:style-name="First_20_paragraph">The syntax of Burlesque is rather easy on one hand but incredibly complicated once one dives deeper into the rabbit hole. The basic syntax of Burlesque is rather easy.</text:p>
      <text:h text:style-name="Heading_20_3" text:outline-level="3"><text:bookmark-start text:name="identifier"/>Identifier<text:bookmark-end text:name="identifier"/></text:h>
      <text:p text:style-name="First_20_paragraph">An Identifier used to be exactly two characters long but this rule no longer applies. A built-in can have pretty much any number of characters. The rules for parsing Identifiers are incredibly complicated. Burlesque tries to parse Identifiers as a last option meaning if any other parsing rule matches it is not parsed as an Identifier. It’s thus vital to know all the other parsing rules to be able to know when something is parsed as an identifier or not.</text:p>
      <text:p text:style-name="Text_20_body">A two character Identifier must start with one of <text:span text:style-name="Source_Text">1234567890{}'," ()yYV</text:span> and the second character can be anything. A single character built-in must start with one of <text:span text:style-name="Source_Text">jJQ</text:span>.</text:p>
      <text:p text:style-name="Text_20_body">Two backticks can be used to parse an arbitrary length built-in. The two backticks aren’t part of the parsed built-in. It parses until it sees a space or newline.</text:p>
      <text:h text:style-name="Heading_20_3" text:outline-level="3"><text:bookmark-start text:name="specials"/>Specials<text:bookmark-end text:name="specials"/></text:h>
      <text:p text:style-name="First_20_paragraph">A special is not a Command nor is it an Identifier. It is a Modifier that is evaluated at runtime. Currently the following specials exist: <text:span text:style-name="Source_Text">,</text:span>, <text:span text:style-name="Source_Text">)</text:span>, <text:span text:style-name="Source_Text">@</text:span>, <text:span text:style-name="Source_Text">:</text:span>, and <text:span text:style-name="Source_Text">%</text:span>. <text:span text:style-name="Source_Text">#Q</text:span>, <text:span text:style-name="Source_Text">#q</text:span>, <text:span text:style-name="Source_Text">#J</text:span>, <text:span text:style-name="Source_Text">#j</text:span> are technically modifiers as well but are parsed as Identifiers and have a runtime type of <text:span text:style-name="Source_Text">Ident</text:span>.</text:p>
      <text:h text:style-name="Heading_20_2" text:outline-level="2"><text:bookmark-start text:name="evaluation-model"/>Evaluation model<text:bookmark-end text:name="evaluation-model"/></text:h>
      <text:p text:style-name="First_20_paragraph">Burlesque is a lazy language. It only evaluates things when necessary. This enables one to use Blocks that are infinitely long. Burlesque has a primary stack and a secondary stack and a Map. These are passed from built-in to built-in. However, in sub-evaluations for example when using the map or filter builtins the primary stack changes during the sub-evaluation. In other words sub-evaluations run on their own primary stack - sometimes - not always. It depends on the built-in. The secondary stack and the Map remain accessible within sub-evaluations - sometimes - not always. It depends on the built-in. Burlesque evaluates from left to right. When a value is encountered it is pushed to the primary stack, when an Identifier is encountered the corresponding Command (built-in) will be executed. To push a Command to the stack use the quote syntax: <text:span text:style-name="Source_Text">(++)</text:span> for example to push the Identifier <text:span text:style-name="Source_Text">++</text:span> to the stack.</text:p>
      <text:p text:style-name="P39">blsq ) (ab)to</text:p>
      <text:p text:style-name="P40">"Ident"</text:p>
      <text:p text:style-name="P41">blsq ) abto</text:p>
      <text:p text:style-name="P42">"Error"</text:p>
      <text:p text:style-name="First_20_paragraph">The Map is where variables are stored (the DB command pushes the Map to the primary stack and allows one to inspect it):</text:p>
      <text:p text:style-name="P43">blsq ) %a=5 DB</text:p>
      <text:p text:style-name="P44">&lt;"a",5&gt;</text:p>
      <text:h text:style-name="Heading_20_2" text:outline-level="2"><text:bookmark-start text:name="built-ins"/>BUILT-INS<text:bookmark-end text:name="built-ins"/></text:h>
      <text:h text:style-name="Heading_20_3" text:outline-level="3"><text:bookmark-start text:name="abs-ab"/>Abs <text:span text:style-name="Source_Text">ab</text:span><text:bookmark-end text:name="abs-ab"/></text:h>
      <text:p text:style-name="First_20_paragraph"><text:span text:style-name="Source_Text">Int a:</text:span> Absolute value of <text:span text:style-name="Source_Text">a</text:span>.</text:p>
      <text:p text:style-name="P45">blsq ) -6ab</text:p>
      <text:p text:style-name="P46">6</text:p>
      <text:p text:style-name="P47">blsq ) 6ab</text:p>
      <text:p text:style-name="P48">6</text:p>
      <text:p text:style-name="First_20_paragraph"><text:span text:style-name="Source_Text">Double a:</text:span> Absolute value of <text:span text:style-name="Source_Text">a</text:span>.</text:p>
      <text:p text:style-name="P49">blsq ) -6.0ab</text:p>
      <text:p text:style-name="P50">6.0</text:p>
      <text:p text:style-name="P51">blsq ) 6.0ab</text:p>
      <text:p text:style-name="P52">6.0</text:p>
      <text:p text:style-name="First_20_paragraph"><text:span text:style-name="Source_Text">Char a:</text:span> Returns <text:span text:style-name="Source_Text">1</text:span> if <text:span text:style-name="Source_Text">a</text:span> is a control else returns <text:span text:style-name="Source_Text">0</text:span>.</text:p>
      <text:p text:style-name="P53">blsq ) 0L[ab</text:p>
      <text:p text:style-name="P54">1</text:p>
      <text:p text:style-name="P55">blsq ) 32L[ab</text:p>
      <text:p text:style-name="P56">0</text:p>
      <text:h text:style-name="Heading_20_3" text:outline-level="3"><text:bookmark-start text:name="add-."/>Add <text:span text:style-name="Source_Text">.+</text:span><text:bookmark-end text:name="add-."/></text:h>
      <text:p text:style-name="First_20_paragraph"><text:span text:style-name="Source_Text">Int a, Int b:</text:span> Integer addition.</text:p>
      <text:p text:style-name="P57">blsq ) 5 5.+</text:p>
      <text:p text:style-name="P58">10</text:p>
      <text:p text:style-name="First_20_paragraph"><text:span text:style-name="Source_Text">Double a, Double b:</text:span> Double addition.</text:p>
      <text:p text:style-name="P59">blsq ) 5.1 0.9.+</text:p>
      <text:p text:style-name="P60">6.0</text:p>
      <text:p text:style-name="First_20_paragraph"><text:span text:style-name="Source_Text">String a, String b:</text:span> Concatenates two strings.</text:p>
      <text:p text:style-name="P61">blsq ) "ab" "cd" .+</text:p>
      <text:p text:style-name="P62">"abcd"</text:p>
      <text:p text:style-name="First_20_paragraph"><text:span text:style-name="Source_Text">Int a, String b:</text:span> Returns the first <text:span text:style-name="Source_Text">a</text:span> characters of <text:span text:style-name="Source_Text">b</text:span> as a String.</text:p>
      <text:p text:style-name="P63">blsq ) 3 "abcdef" .+</text:p>
      <text:p text:style-name="P64">"abc"</text:p>
      <text:p text:style-name="First_20_paragraph"><text:span text:style-name="Source_Text">Block a, Block b:</text:span> Concatenates two blocks.</text:p>
      <text:p text:style-name="P65">blsq ) {1 2}{3 4}.+</text:p>
      <text:p text:style-name="P66">{1 2 3 4}</text:p>
      <text:p text:style-name="First_20_paragraph"><text:span text:style-name="Source_Text">Char a, Char b:</text:span> Creates a string with the two characters <text:span text:style-name="Source_Text">a</text:span> and <text:span text:style-name="Source_Text">b</text:span> in it (in that exact order).</text:p>
      <text:p text:style-name="P67">blsq ) 'a'b.+</text:p>
      <text:p text:style-name="P68">"ab"</text:p>
      <text:p text:style-name="First_20_paragraph"><text:span text:style-name="Source_Text">String a, Char b:</text:span> Append <text:span text:style-name="Source_Text">b</text:span> to <text:span text:style-name="Source_Text">a</text:span>.</text:p>
      <text:p text:style-name="P69">blsq ) "ab"'c.+</text:p>
      <text:p text:style-name="P70">"abc"</text:p>
      <text:p text:style-name="First_20_paragraph"><text:span text:style-name="Source_Text">Int a, Block b:</text:span> Returns the first <text:span text:style-name="Source_Text">a</text:span> elements of <text:span text:style-name="Source_Text">b</text:span>.</text:p>
      <text:p text:style-name="P71">blsq ) 2{1 2 3}.+</text:p>
      <text:p text:style-name="P72">{1 2}</text:p>
      <text:p text:style-name="First_20_paragraph"><text:span text:style-name="Source_Text">Block a, Int b:</text:span> Returns the first <text:span text:style-name="Source_Text">b</text:span> elements of <text:span text:style-name="Source_Text">a</text:span>.</text:p>
      <text:p text:style-name="P73">blsq ) {1 2 3}2.+</text:p>
      <text:p text:style-name="P74">{1 2}</text:p>
      <text:p text:style-name="First_20_paragraph"><text:span text:style-name="Source_Text">String a, Int b:</text:span> Returns the first <text:span text:style-name="Source_Text">b</text:span> characters of <text:span text:style-name="Source_Text">a</text:span> as a String.</text:p>
      <text:p text:style-name="P75">blsq ) "abc"2.+</text:p>
      <text:p text:style-name="P76">"ab"</text:p>
      <text:p text:style-name="First_20_paragraph"><text:span text:style-name="Source_Text">Double a, Int b:</text:span> Convert <text:span text:style-name="Source_Text">b</text:span> to Double, then perform addition.</text:p>
      <text:p text:style-name="P77">blsq ) 1.0 2.+</text:p>
      <text:p text:style-name="P78">3.0</text:p>
      <text:p text:style-name="First_20_paragraph"><text:span text:style-name="Source_Text">Int a, Double b:</text:span> Convert <text:span text:style-name="Source_Text">a</text:span> to Double, then perform addition.</text:p>
      <text:p text:style-name="P79">blsq ) 2 1.0.+</text:p>
      <text:p text:style-name="P80">3.0</text:p>
      <text:h text:style-name="Heading_20_3" text:outline-level="3"><text:bookmark-start text:name="addx-_"/>AddX <text:span text:style-name="Source_Text">_+</text:span><text:bookmark-end text:name="addx-_"/></text:h>
      <text:p text:style-name="First_20_paragraph"><text:span text:style-name="Source_Text">Int a, Int b:</text:span> Creates a Block with the two Integers <text:span text:style-name="Source_Text">a</text:span> and <text:span text:style-name="Source_Text">b</text:span> as elements (in this exact order).</text:p>
      <text:p text:style-name="P81">blsq ) 1 2_+</text:p>
      <text:p text:style-name="P82">{1 2}</text:p>
      <text:p text:style-name="First_20_paragraph"><text:span text:style-name="Source_Text">Double a, Double b:</text:span> Creates a Block with the two Doubles <text:span text:style-name="Source_Text">a</text:span> and <text:span text:style-name="Source_Text">b</text:span> as elements (in this exact order).</text:p>
      <text:p text:style-name="P83">blsq ) 1.0 2.0_+</text:p>
      <text:p text:style-name="P84">{1.0 2.0}</text:p>
      <text:p text:style-name="First_20_paragraph"><text:span text:style-name="Source_Text">String a, String b:</text:span> Concatenates the two Strings.</text:p>
      <text:p text:style-name="P85">blsq ) "ab""cd"_+</text:p>
      <text:p text:style-name="P86">"abcd"</text:p>
      <text:p text:style-name="First_20_paragraph"><text:span text:style-name="Source_Text">Block a, Block b:</text:span> Concatenates the two Blocks.</text:p>
      <text:p text:style-name="P87">blsq ) {1}{2}_+</text:p>
      <text:p text:style-name="P88">{1 2}</text:p>
      <text:p text:style-name="First_20_paragraph"><text:span text:style-name="Source_Text">Char a, Char b:</text:span> Converts both arguments two string and concatenates them.</text:p>
      <text:p text:style-name="P89">blsq ) 'a'b_+</text:p>
      <text:p text:style-name="P90">"ab"</text:p>
      <text:p text:style-name="First_20_paragraph"><text:span text:style-name="Source_Text">String a, Char b:</text:span> Converts <text:span text:style-name="Source_Text">b</text:span> to String, then concatenates.</text:p>
      <text:p text:style-name="P91">blsq ) "a"'b_+</text:p>
      <text:p text:style-name="P92">"ab"</text:p>
      <text:p text:style-name="First_20_paragraph"><text:span text:style-name="Source_Text">Char a, String b:</text:span> Converts <text:span text:style-name="Source_Text">a</text:span> to String, then appends it to <text:span text:style-name="Source_Text">b</text:span>.</text:p>
      <text:p text:style-name="P93">blsq ) 'a"b"_+</text:p>
      <text:p text:style-name="P94">"ba"</text:p>
      <text:p text:style-name="First_20_paragraph"><text:span text:style-name="Source_Text">Int a, String b:</text:span> Converts <text:span text:style-name="Source_Text">a</text:span> to String, then appends it to <text:span text:style-name="Source_Text">b</text:span>.</text:p>
      <text:p text:style-name="P95">blsq ) 1"b"_+</text:p>
      <text:p text:style-name="P96">"b1"</text:p>
      <text:p text:style-name="First_20_paragraph"><text:span text:style-name="Source_Text">String a, Int b:</text:span> Converts <text:span text:style-name="Source_Text">b</text:span> to String, then concatenates.</text:p>
      <text:p text:style-name="P97">blsq ) "b"1_+</text:p>
      <text:p text:style-name="P98">"b1"</text:p>
      <text:h text:style-name="Heading_20_3" text:outline-level="3"><text:bookmark-start text:name="and"/>And <text:span text:style-name="Source_Text">&amp;&amp;</text:span><text:bookmark-end text:name="and"/></text:h>
      <text:p text:style-name="First_20_paragraph">This built-in auto-zips if an argument provided is a Block.</text:p>
      <text:p text:style-name="Text_20_body"><text:span text:style-name="Source_Text">Int a, Int b:</text:span> Bitwise AND.</text:p>
      <text:p text:style-name="P99">blsq ) 2 4&amp;&amp;</text:p>
      <text:p text:style-name="P100">0</text:p>
      <text:p text:style-name="P101">blsq ) 1 7&amp;&amp;</text:p>
      <text:p text:style-name="P102">1</text:p>
      <text:h text:style-name="Heading_20_3" text:outline-level="3"><text:bookmark-start text:name="andls-r"/>AndLs <text:span text:style-name="Source_Text">r&amp;</text:span><text:bookmark-end text:name="andls-r"/></text:h>
      <text:p text:style-name="First_20_paragraph"><text:span text:style-name="Source_Text">Block {}</text:span>: If the top of the stack is an empty Block then this built-in will push a zero integer.</text:p>
      <text:p text:style-name="P103">blsq ) {}r&amp;</text:p>
      <text:p text:style-name="P104">0</text:p>
      <text:p text:style-name="First_20_paragraph"><text:span text:style-name="Source_Text">Otherwise</text:span>: <text:span text:style-name="T1">Defined as</text:span>: <text:span text:style-name="Source_Text">{&amp;&amp;}r[</text:span>.</text:p>
      <text:p text:style-name="P105">blsq ) {3 3 3}r&amp;</text:p>
      <text:p text:style-name="P106">3</text:p>
      <text:h text:style-name="Heading_20_3" text:outline-level="3"><text:bookmark-start text:name="append"/>Append <text:span text:style-name="Source_Text">[+</text:span><text:bookmark-end text:name="append"/></text:h>
      <text:p text:style-name="First_20_paragraph"><text:span text:style-name="Source_Text">Block a, Any b:</text:span> Append <text:span text:style-name="Source_Text">b</text:span> to <text:span text:style-name="Source_Text">a</text:span>.</text:p>
      <text:p text:style-name="P107">blsq ) {1 2}9[+</text:p>
      <text:p text:style-name="P108">{1 2 9}</text:p>
      <text:p text:style-name="First_20_paragraph"><text:span text:style-name="Source_Text">String a, Char b:</text:span> Append <text:span text:style-name="Source_Text">b</text:span> to <text:span text:style-name="Source_Text">a</text:span>.</text:p>
      <text:p text:style-name="P109">blsq ) "ab"'c[+</text:p>
      <text:p text:style-name="P110">"abc"</text:p>
      <text:p text:style-name="First_20_paragraph"><text:span text:style-name="Source_Text">Int a, Int b:</text:span> Concatenates Integers.</text:p>
      <text:p text:style-name="P111">blsq ) 12 23[+</text:p>
      <text:p text:style-name="P112">1223</text:p>
      <text:p text:style-name="First_20_paragraph"><text:span text:style-name="T2">Authors’ Notes:</text:span> This built-in is rather superfluous because most of its use-cases can be covered by either using <text:span text:style-name="Source_Text">++</text:span> or <text:span text:style-name="Source_Text">_+</text:span>. Yet, there may be some rare use-cases where you might want to use it for example in <text:span text:style-name="Source_Text">{[+}r[</text:span> or the like.</text:p>
      <text:h text:style-name="Heading_20_3" text:outline-level="3"><text:bookmark-start text:name="average-av"/>Average <text:span text:style-name="Source_Text">av</text:span><text:bookmark-end text:name="average-av"/></text:h>
      <text:p text:style-name="First_20_paragraph"><text:span text:style-name="Source_Text">Block a:</text:span> <text:span text:style-name="T1">Defined as:</text:span> <text:span text:style-name="Source_Text">J++jL[pd./</text:span>. Calculates average.</text:p>
      <text:p text:style-name="P113">blsq ) {1 2 3 4}J++jL[pd./</text:p>
      <text:p text:style-name="P114">2.5</text:p>
      <text:p text:style-name="P115">blsq ) {1 2 3 4}av</text:p>
      <text:p text:style-name="P116">2.5</text:p>
      <text:p text:style-name="First_20_paragraph"><text:span text:style-name="T2">Authors’ Notes:</text:span> The <text:span text:style-name="Source_Text">pd</text:span> is there to ensure that the result is always a Double.</text:p>
      <text:p text:style-name="Text_20_body"><text:span text:style-name="Source_Text">Block a:</text:span> Floor of <text:span text:style-name="Source_Text">a</text:span> as Integer.</text:p>
      <text:p text:style-name="P117">blsq ) 5.9av</text:p>
      <text:p text:style-name="P118">5</text:p>
      <text:p text:style-name="P119">blsq ) 5.1av</text:p>
      <text:p text:style-name="P120">5</text:p>
      <text:p text:style-name="First_20_paragraph"><text:span text:style-name="T2">Authors’ Notes:</text:span> If you want the floor of <text:span text:style-name="Source_Text">a</text:span> as Double use <text:span text:style-name="Source_Text">fo</text:span>.</text:p>
      <text:h text:style-name="Heading_20_3" text:outline-level="3"><text:bookmark-start text:name="average2-av"/>Average2 <text:span text:style-name="Source_Text">AV</text:span><text:bookmark-end text:name="average2-av"/></text:h>
      <text:p text:style-name="First_20_paragraph"><text:span text:style-name="T1">Defined as:</text:span> <text:span text:style-name="Source_Text">PDav</text:span>. Calculates average.</text:p>
      <text:p text:style-name="P121">blsq ) {1 2 3.2 4}AV</text:p>
      <text:p text:style-name="P122">2.75</text:p>
      <text:p text:style-name="P123">blsq ) {1 2 3.2 4}av</text:p>
      <text:p text:style-name="P124">2.55</text:p>
      <text:p text:style-name="First_20_paragraph"><text:span text:style-name="T2">Authors’ Notes:</text:span> This built-in is a relic from earlier versions of Burlesque where <text:span text:style-name="Source_Text">./</text:span> only worked on <text:span text:style-name="Source_Text">Int, Int</text:span> or <text:span text:style-name="Source_Text">Double, Double</text:span> but not with <text:span text:style-name="Source_Text">Double, Int</text:span> or <text:span text:style-name="Source_Text">Int, Double</text:span>. This meant that <text:span text:style-name="Source_Text">av</text:span> could only be used on Blocks that contained Doubles (because <text:span text:style-name="Source_Text">++</text:span> would produce an Integer otherwise and the <text:span text:style-name="Source_Text">L[pd./</text:span> would fail because an Integer could not be divided by a Double). In such cases <text:span text:style-name="Source_Text">AV</text:span> had to be used. With newer versions the functionality of <text:span text:style-name="Source_Text">./</text:span> was extended and <text:span text:style-name="Source_Text">av</text:span> can now be used on Blocks that contain Integers as well. However, if you use <text:span text:style-name="Source_Text">AV</text:span> on a Block that contains Doubles it will convert all these Doubles to ceiling(a) which is not what you want in most cases. Thus: The use of <text:span text:style-name="Source_Text">av</text:span> is recommended as it is safer.</text:p>
      <text:h text:style-name="Heading_20_3" text:outline-level="3"><text:bookmark-start text:name="blockaccess"/>BlockAccess <text:span text:style-name="Source_Text">!!</text:span><text:bookmark-end text:name="blockaccess"/></text:h>
      <text:p text:style-name="First_20_paragraph"><text:span text:style-name="Source_Text">Block a, Int b</text:span>: Returns the <text:span text:style-name="Source_Text">b</text:span>-th element of <text:span text:style-name="Source_Text">a</text:span>.</text:p>
      <text:p text:style-name="P125">blsq ) {1 2 3 4}0!!</text:p>
      <text:p text:style-name="P126">1</text:p>
      <text:p text:style-name="P127">blsq ) {1 2 3 4}2!!</text:p>
      <text:p text:style-name="P128">3</text:p>
      <text:p text:style-name="First_20_paragraph"><text:span text:style-name="Source_Text">String a, Int b</text:span>: Returns the <text:span text:style-name="Source_Text">b</text:span>-th character of <text:span text:style-name="Source_Text">a</text:span>.</text:p>
      <text:p text:style-name="P129">blsq ) {1 2 3 4}0!!</text:p>
      <text:p text:style-name="P130">1</text:p>
      <text:p text:style-name="P131">blsq ) {1 2 3 4}2!!</text:p>
      <text:p text:style-name="P132">3</text:p>
      <text:h text:style-name="Heading_20_3" text:outline-level="3"><text:bookmark-start text:name="box-bx"/>Box <text:span text:style-name="Source_Text">bx</text:span><text:bookmark-end text:name="box-bx"/></text:h>
      <text:p text:style-name="First_20_paragraph"><text:span text:style-name="Source_Text">Any a:</text:span> Puts <text:span text:style-name="Source_Text">a</text:span> into a Block.</text:p>
      <text:p text:style-name="P133">blsq ) 5bx</text:p>
      <text:p text:style-name="P134">{5}</text:p>
      <text:p text:style-name="P135">blsq ) 'abx</text:p>
      <text:p text:style-name="P136">{'a}</text:p>
      <text:h text:style-name="Heading_20_3" text:outline-level="3"><text:bookmark-start text:name="concat"/>Concat <text:span text:style-name="Source_Text">\[</text:span><text:bookmark-end text:name="concat"/></text:h>
      <text:p text:style-name="First_20_paragraph"><text:span text:style-name="Source_Text">Block {}:</text:span> <text:span text:style-name="T1">Defined as:</text:span> <text:span text:style-name="Source_Text">{}</text:span>. Empty Block becomes empty Block.</text:p>
      <text:p text:style-name="P137">blsq ) {}\[</text:p>
      <text:p text:style-name="P138">{}</text:p>
      <text:p text:style-name="First_20_paragraph"><text:span text:style-name="Source_Text">Block {Block (Char a)}:</text:span> Return a single character string consisting of <text:span text:style-name="Source_Text">a</text:span>.</text:p>
      <text:p text:style-name="P139">blsq ) {'a}\[</text:p>
      <text:p text:style-name="P140">"a"</text:p>
      <text:p text:style-name="First_20_paragraph"><text:span text:style-name="Source_Text">Block a:</text:span> <text:span text:style-name="T1">Defined as:</text:span> <text:span text:style-name="Source_Text">{_+}r[</text:span>. Concatenates elements in a Block.</text:p>
      <text:p text:style-name="P141">blsq ) {{1 1} {2 1} {3}}{_+}r[</text:p>
      <text:p text:style-name="P142">{1 1 2 1 3}</text:p>
      <text:p text:style-name="P143">blsq ) {{1 1} {2 1} {3}}\[</text:p>
      <text:p text:style-name="P144">{1 1 2 1 3}</text:p>
      <text:p text:style-name="P145">blsq ) {'a 'b 'c}\[</text:p>
      <text:p text:style-name="P146">"abc"</text:p>
      <text:p text:style-name="First_20_paragraph"><text:span text:style-name="T2">Authors’ Notes:</text:span> There is an additional special case when <text:span text:style-name="Source_Text">{_+}r[</text:span> does not return a Block the return value will be boxed. Why this special case exist remains unknown.</text:p>
      <text:h text:style-name="Heading_20_3" text:outline-level="3"><text:bookmark-start text:name="concatmap-m"/>ConcatMap <text:span text:style-name="Source_Text">\m</text:span><text:bookmark-end text:name="concatmap-m"/></text:h>
      <text:p text:style-name="First_20_paragraph"><text:span text:style-name="T1">Defined as:</text:span> <text:span text:style-name="Source_Text">m[\[</text:span>.</text:p>
      <text:p text:style-name="P147">blsq ) {1 2 3}{ro}m[\[</text:p>
      <text:p text:style-name="P148">{1 1 2 1 2 3}</text:p>
      <text:p text:style-name="P149">blsq ) {1 2 3}{ro}\m</text:p>
      <text:p text:style-name="P150">{1 1 2 1 2 3}</text:p>
      <text:p text:style-name="P151">blsq ) {1 2 3}{ro}m[</text:p>
      <text:p text:style-name="P152">{{1} {1 2} {1 2 3}}</text:p>
      <text:p text:style-name="P153">blsq ) "abc"{'ajr@}\m</text:p>
      <text:p text:style-name="P154">"aababc"</text:p>
      <text:p text:style-name="First_20_paragraph"><text:span text:style-name="T2">Authors’ Notes:</text:span> The Map built-in detects if the input argument is a String and will concat automatically. Compare these examples:</text:p>
      <text:p text:style-name="P155">blsq ) "abc"{'ajr@}m[</text:p>
      <text:p text:style-name="P156">{'a 'a 'b 'a 'b 'c}</text:p>
      <text:p text:style-name="P157">blsq ) "abc"XX{'ajr@}m[</text:p>
      <text:p text:style-name="P158">{{'a} {'a 'b} {'a 'b 'c}}</text:p>
      <text:p text:style-name="P159">blsq ) "abc"XX{'ajr@}\m</text:p>
      <text:p text:style-name="P160">{'a 'a 'b 'a 'b 'c}</text:p>
      <text:p text:style-name="P161">blsq ) "abc"XX{'ajr@}\m\[</text:p>
      <text:p text:style-name="P162">"aababc"</text:p>
      <text:p text:style-name="P163">blsq ) "abc"{'ajr@}\m</text:p>
      <text:p text:style-name="P164">"aababc"</text:p>
      <text:h text:style-name="Heading_20_3" text:outline-level="3"><text:bookmark-start text:name="contains"/>Contains <text:span text:style-name="Source_Text">~[</text:span><text:bookmark-end text:name="contains"/></text:h>
      <text:p text:style-name="First_20_paragraph"><text:span text:style-name="Source_Text">Block a, Any b:</text:span> Returns 1 if <text:span text:style-name="Source_Text">a</text:span> contains <text:span text:style-name="Source_Text">b</text:span> otherwise returns 0.</text:p>
      <text:p text:style-name="P165">blsq ) {1 2 3}4~[</text:p>
      <text:p text:style-name="P166">0</text:p>
      <text:p text:style-name="P167">blsq ) {1 2 3}2~[</text:p>
      <text:p text:style-name="P168">1</text:p>
      <text:p text:style-name="First_20_paragraph"><text:span text:style-name="Source_Text">String a, Char b:</text:span> Returns 1 if <text:span text:style-name="Source_Text">a</text:span> contains <text:span text:style-name="Source_Text">b</text:span> otherwise returns 0.</text:p>
      <text:p text:style-name="P169">blsq ) "abc"'b~[</text:p>
      <text:p text:style-name="P170">1</text:p>
      <text:p text:style-name="P171">blsq ) "abc"'z~[</text:p>
      <text:p text:style-name="P172">0</text:p>
      <text:p text:style-name="First_20_paragraph"><text:span text:style-name="Source_Text">Int a, Int b:</text:span> Returns 1 if <text:span text:style-name="Source_Text">a</text:span> contains <text:span text:style-name="Source_Text">b</text:span> otherwise returns 0 (works on absolute values).</text:p>
      <text:p text:style-name="P173">blsq ) 1223 22~[</text:p>
      <text:p text:style-name="P174">1</text:p>
      <text:p text:style-name="P175">blsq ) 1223 21~[</text:p>
      <text:p text:style-name="P176">0</text:p>
      <text:p text:style-name="First_20_paragraph"><text:span text:style-name="Source_Text">String a, String b:</text:span> Returns 1 if <text:span text:style-name="Source_Text">a</text:span> contains <text:span text:style-name="Source_Text">b</text:span> otherwise returns 0.</text:p>
      <text:p text:style-name="P177">blsq ) "hello" "ell"~[</text:p>
      <text:p text:style-name="P178">1</text:p>
      <text:p text:style-name="P179">blsq ) "hello" "elo"~[</text:p>
      <text:p text:style-name="P180">0</text:p>
      <text:h text:style-name="Heading_20_3" text:outline-level="3"><text:bookmark-start text:name="continuation-c"/>Continuation <text:span text:style-name="Source_Text">c!</text:span><text:bookmark-end text:name="continuation-c"/></text:h>
      <text:p text:style-name="First_20_paragraph">Generally speaking a <text:span text:style-name="T1">Continuation</text:span> refers to executing code on a snapshot of the stack and then pushing the result back to the actual stack. This means that this built-in lets you run code without destroying data on the stack.</text:p>
      <text:p text:style-name="Text_20_body"><text:span text:style-name="Source_Text">Block a:</text:span> Run <text:span text:style-name="Source_Text">a</text:span> as a Continuation.</text:p>
      <text:p text:style-name="P181">blsq ) 5 4.+</text:p>
      <text:p text:style-name="P182">9</text:p>
      <text:p text:style-name="P183">blsq ) 5 4{.+}c!</text:p>
      <text:p text:style-name="P184">9</text:p>
      <text:p text:style-name="P185">4</text:p>
      <text:p text:style-name="P186">5</text:p>
      <text:p text:style-name="P187">blsq ) 5 4{.+J}c!</text:p>
      <text:p text:style-name="P188">9</text:p>
      <text:p text:style-name="P189">4</text:p>
      <text:p text:style-name="P190">5</text:p>
      <text:h text:style-name="Heading_20_3" text:outline-level="3"><text:bookmark-start text:name="decrement--."/>Decrement <text:span text:style-name="Source_Text">-.</text:span><text:bookmark-end text:name="decrement--."/></text:h>
      <text:p text:style-name="First_20_paragraph"><text:span text:style-name="Source_Text">Int a:</text:span> Decrements <text:span text:style-name="Source_Text">a</text:span>.</text:p>
      <text:p text:style-name="P191">blsq ) 5-.</text:p>
      <text:p text:style-name="P192">4</text:p>
      <text:p text:style-name="First_20_paragraph"><text:span text:style-name="Source_Text">Char a:</text:span> Returns the previous character (unicode point - 1)</text:p>
      <text:p text:style-name="P193">blsq ) 'c-.</text:p>
      <text:p text:style-name="P194">'b</text:p>
      <text:p text:style-name="First_20_paragraph"><text:span text:style-name="Source_Text">String a:</text:span> Prepend first character of <text:span text:style-name="Source_Text">a</text:span> to <text:span text:style-name="Source_Text">a</text:span>.</text:p>
      <text:p text:style-name="P195">blsq ) "abc"-.</text:p>
      <text:p text:style-name="P196">"aabc"</text:p>
      <text:p text:style-name="First_20_paragraph"><text:span text:style-name="Source_Text">Block a:</text:span> Prepend first element of <text:span text:style-name="Source_Text">a</text:span> to <text:span text:style-name="Source_Text">a</text:span>.</text:p>
      <text:p text:style-name="P197">blsq ) {1 2 3}-.</text:p>
      <text:p text:style-name="P198">{1 1 2 3}</text:p>
      <text:h text:style-name="Heading_20_3" text:outline-level="3"><text:bookmark-start text:name="difference"/>Difference <text:span text:style-name="Source_Text">\\</text:span><text:bookmark-end text:name="difference"/></text:h>
      <text:p text:style-name="First_20_paragraph"><text:span text:style-name="T2">Notes:</text:span> If left argument contains duplicates as many of them will be removed as are in the right argument. Order is preserved.</text:p>
      <text:p text:style-name="Text_20_body"><text:span text:style-name="Source_Text">Block a, Block b:</text:span> Difference of <text:span text:style-name="Source_Text">a</text:span> and <text:span text:style-name="Source_Text">b</text:span>.</text:p>
      <text:p text:style-name="P199">blsq ) {1 1 1 2 3}{1 1}\\</text:p>
      <text:p text:style-name="P200">{1 2 3}</text:p>
      <text:p text:style-name="First_20_paragraph"><text:span text:style-name="Source_Text">String a, String b:</text:span> Difference of <text:span text:style-name="Source_Text">a</text:span> and <text:span text:style-name="Source_Text">b</text:span>.</text:p>
      <text:p text:style-name="P201">blsq ) "abcde""ce"\\</text:p>
      <text:p text:style-name="P202">"abd"</text:p>
      <text:p text:style-name="First_20_paragraph"><text:span text:style-name="Source_Text">Int a, Int b:</text:span> Difference of <text:span text:style-name="Source_Text">a</text:span> and <text:span text:style-name="Source_Text">b</text:span>.</text:p>
      <text:p text:style-name="P203">blsq ) 1232 22\\</text:p>
      <text:p text:style-name="P204">13</text:p>
      <text:h text:style-name="Heading_20_3" text:outline-level="3"><text:bookmark-start text:name="div-."/>Div <text:span text:style-name="Source_Text">./</text:span><text:bookmark-end text:name="div-."/></text:h>
      <text:p text:style-name="First_20_paragraph"><text:span text:style-name="Source_Text">Int a, Int b:</text:span> Integer division.</text:p>
      <text:p text:style-name="P205">blsq ) 10 3./</text:p>
      <text:p text:style-name="P206">3</text:p>
      <text:p text:style-name="First_20_paragraph"><text:span text:style-name="Source_Text">Double a, Double b:</text:span> Double division.</text:p>
      <text:p text:style-name="P207">blsq ) 10.0 3.0./</text:p>
      <text:p text:style-name="P208">3.3333333333333335</text:p>
      <text:p text:style-name="First_20_paragraph"><text:span text:style-name="Source_Text">String a, String b:</text:span> Removes <text:span text:style-name="Source_Text">b</text:span> from the beginning of <text:span text:style-name="Source_Text">a</text:span> iff <text:span text:style-name="Source_Text">b</text:span> is a prefix of <text:span text:style-name="Source_Text">a</text:span>.</text:p>
      <text:p text:style-name="P209">blsq ) "README.md" "README" ./</text:p>
      <text:p text:style-name="P210">".md"</text:p>
      <text:p text:style-name="P211">blsq ) "README.md" "REDME" ./</text:p>
      <text:p text:style-name="P212">"README.md"</text:p>
      <text:p text:style-name="First_20_paragraph"><text:span text:style-name="Source_Text">Block a, Block b:</text:span> Removes <text:span text:style-name="Source_Text">b</text:span> from the beginning of <text:span text:style-name="Source_Text">a</text:span> iff <text:span text:style-name="Source_Text">b</text:span> is a prefix of <text:span text:style-name="Source_Text">a</text:span>.</text:p>
      <text:p text:style-name="P213">blsq ) {1 2 3}{1 2}./</text:p>
      <text:p text:style-name="P214">{3}</text:p>
      <text:p text:style-name="P215">blsq ) {1 2 3}{2 2}./</text:p>
      <text:p text:style-name="P216">{1 2 3}</text:p>
      <text:p text:style-name="First_20_paragraph"><text:span text:style-name="Source_Text">Int a, Double b:</text:span> Converts <text:span text:style-name="Source_Text">a</text:span> to Double, then divides.</text:p>
      <text:p text:style-name="P217">blsq ) 10 3.0./</text:p>
      <text:p text:style-name="P218">3.3333333333333335</text:p>
      <text:p text:style-name="First_20_paragraph"><text:span text:style-name="Source_Text">Double a, Int b:</text:span> Converts <text:span text:style-name="Source_Text">b</text:span> to Double, then divides.</text:p>
      <text:p text:style-name="P219">blsq ) 10.0 3./</text:p>
      <text:p text:style-name="P220">3.3333333333333335</text:p>
      <text:p text:style-name="First_20_paragraph"><text:span text:style-name="Source_Text">Char a:</text:span> Returns <text:span text:style-name="Source_Text">1</text:span> if <text:span text:style-name="Source_Text">a</text:span> is a number else returns <text:span text:style-name="Source_Text">0</text:span>.</text:p>
      <text:p text:style-name="P221">blsq ) 1634L[./</text:p>
      <text:p text:style-name="P222">1</text:p>
      <text:p text:style-name="P223">blsq ) '9./</text:p>
      <text:p text:style-name="P224">1</text:p>
      <text:h text:style-name="Heading_20_3" text:outline-level="3"><text:bookmark-start text:name="duplicate-j"/>Duplicate <text:span text:style-name="Source_Text">J</text:span> <text:span text:style-name="Source_Text">^^</text:span><text:bookmark-end text:name="duplicate-j"/></text:h>
      <text:p text:style-name="First_20_paragraph">Duplicates the top most element.</text:p>
      <text:p text:style-name="P225">blsq ) 5</text:p>
      <text:p text:style-name="P226">5</text:p>
      <text:p text:style-name="P227">blsq ) 5J</text:p>
      <text:p text:style-name="P228">5</text:p>
      <text:p text:style-name="P229">5</text:p>
      <text:h text:style-name="Heading_20_3" text:outline-level="3"><text:bookmark-start text:name="dupswap"/>DupSwap <text:span text:style-name="Source_Text">^/</text:span><text:bookmark-end text:name="dupswap"/></text:h>
      <text:p text:style-name="First_20_paragraph"><text:span text:style-name="T1">Defined as:</text:span> <text:span text:style-name="Source_Text">^^\/</text:span>.</text:p>
      <text:p text:style-name="Text_20_body"><text:span text:style-name="T2">Authors’ Notes:</text:span> Nobody has yet figured out what this is actually useful for. Some say it’s useless, other’s say… ‘Fuck you’.</text:p>
      <text:h text:style-name="Heading_20_3" text:outline-level="3"><text:bookmark-start text:name="equal"/>Equal <text:span text:style-name="Source_Text">==</text:span><text:bookmark-end text:name="equal"/></text:h>
      <text:p text:style-name="First_20_paragraph"><text:span text:style-name="Source_Text">Any a, Any b:</text:span> Returns 1 if <text:span text:style-name="Source_Text">a == b</text:span> else returns 0.</text:p>
      <text:p text:style-name="P230">blsq ) 5 5==</text:p>
      <text:p text:style-name="P231">1</text:p>
      <text:p text:style-name="P232">blsq ) 5.0 5==</text:p>
      <text:p text:style-name="P233">0</text:p>
      <text:p text:style-name="P234">blsq ) 3 2==</text:p>
      <text:p text:style-name="P235">0</text:p>
      <text:p text:style-name="P236">blsq ) {1 23}{1 23}==</text:p>
      <text:p text:style-name="P237">1</text:p>
      <text:h text:style-name="Heading_20_3" text:outline-level="3"><text:bookmark-start text:name="eval-e"/>Eval <text:span text:style-name="Source_Text">e!</text:span><text:bookmark-end text:name="eval-e"/></text:h>
      <text:p text:style-name="First_20_paragraph"><text:span text:style-name="Source_Text">Block a:</text:span> Evaluates (executes) <text:span text:style-name="Source_Text">a</text:span>.</text:p>
      <text:p text:style-name="P238">blsq ) {5 5.+}e!</text:p>
      <text:p text:style-name="P239">10</text:p>
      <text:p text:style-name="First_20_paragraph"><text:span text:style-name="T2">Authors’ Notes:</text:span> If you want to eval a String use <text:span text:style-name="Source_Text">pe</text:span>.</text:p>
      <text:h text:style-name="Heading_20_3" text:outline-level="3"><text:bookmark-start text:name="evalmany-e"/>EvalMany <text:span text:style-name="Source_Text">E!</text:span><text:bookmark-end text:name="evalmany-e"/></text:h>
      <text:p text:style-name="First_20_paragraph"><text:span text:style-name="T1">Defined as:</text:span> <text:span text:style-name="Source_Text">.*\[e!</text:span>. This built-in can be used to evaluate a Block a number of times.</text:p>
      <text:p text:style-name="P240">blsq ) 1{J.+}1E!</text:p>
      <text:p text:style-name="P241">2</text:p>
      <text:p text:style-name="P242">blsq ) 1{J.+}2E!</text:p>
      <text:p text:style-name="P243">4</text:p>
      <text:p text:style-name="P244">blsq ) 1{J.+}3E!</text:p>
      <text:p text:style-name="P245">8</text:p>
      <text:p text:style-name="P246">blsq ) 1{J.+}4E!</text:p>
      <text:p text:style-name="P247">16</text:p>
      <text:p text:style-name="P248">blsq ) 1{J.+}4.*\[e!</text:p>
      <text:p text:style-name="P249">16</text:p>
      <text:h text:style-name="Heading_20_3" text:outline-level="3"><text:bookmark-start text:name="explode-xx"/>Explode <text:span text:style-name="Source_Text">XX</text:span><text:bookmark-end text:name="explode-xx"/></text:h>
      <text:p text:style-name="First_20_paragraph"><text:span text:style-name="Source_Text">String a:</text:span> Converts <text:span text:style-name="Source_Text">a</text:span> to a Block of characters.</text:p>
      <text:p text:style-name="P250">blsq ) "abc"XX</text:p>
      <text:p text:style-name="P251">{'a 'b 'c}</text:p>
      <text:p text:style-name="First_20_paragraph"><text:span text:style-name="Source_Text">Int a:</text:span> Converts <text:span text:style-name="Source_Text">a</text:span> to a Block of digits (works on absolute value.</text:p>
      <text:p text:style-name="P252">blsq ) 971XX</text:p>
      <text:p text:style-name="P253">{9 7 1}</text:p>
      <text:p text:style-name="First_20_paragraph"><text:span text:style-name="Source_Text">Double a:</text:span> Converts <text:span text:style-name="Source_Text">a</text:span> to a Block containing floor(<text:span text:style-name="Source_Text">a</text:span>) and ceiling(<text:span text:style-name="Source_Text">a</text:span>).</text:p>
      <text:p text:style-name="P254">blsq ) 5.3XX</text:p>
      <text:p text:style-name="P255">{5 6}</text:p>
      <text:p text:style-name="First_20_paragraph"><text:span text:style-name="Source_Text">Char a:</text:span> Converts to String.</text:p>
      <text:p text:style-name="P256">blsq ) 'aXX</text:p>
      <text:p text:style-name="P257">"a"</text:p>
      <text:p text:style-name="First_20_paragraph"><text:span text:style-name="Source_Text">Block a:</text:span> No operation.</text:p>
      <text:p text:style-name="P258">blsq ) {1 2}XX</text:p>
      <text:p text:style-name="P259">{1 2}</text:p>
      <text:p text:style-name="First_20_paragraph"><text:span text:style-name="T2">Authors’ Notes:</text:span> Sometimes this built-in is also referred to as <text:span text:style-name="T1">Xplode</text:span>.</text:p>
      <text:h text:style-name="Heading_20_3" text:outline-level="3"><text:bookmark-start text:name="filter-f"/>Filter <text:span text:style-name="Source_Text">f[</text:span><text:bookmark-end text:name="filter-f"/></text:h>
      <text:p text:style-name="First_20_paragraph"><text:span text:style-name="Source_Text">String a, Block f:</text:span> <text:span text:style-name="T1">Somewhat defined as:</text:span> <text:span text:style-name="Source_Text">\/XX\/f[</text:span>. Explodes the String to a Block of Chars before doing <text:span text:style-name="Source_Text">f[</text:span>. This has a lot of special casing to simulate proper behaviour. The <text:span text:style-name="Source_Text">f[</text:span> actually returns a Block of Chars which is then concatenated to form a proper String again.</text:p>
      <text:p text:style-name="P260">blsq ) "abcdehge"{'e==}f[</text:p>
      <text:p text:style-name="P261">"ee"</text:p>
      <text:p text:style-name="First_20_paragraph"><text:span text:style-name="Source_Text">Block v, Block f:</text:span> Filters <text:span text:style-name="Source_Text">f</text:span> using <text:span text:style-name="Source_Text">v</text:span> as the condition. Filter removes all elements of the Block for which <text:span text:style-name="Source_Text">v</text:span> returns false.</text:p>
      <text:p text:style-name="P262">blsq ) {1 2 3 4 5 6}{2dv}f[</text:p>
      <text:p text:style-name="P263">{2 4 6}</text:p>
      <text:p text:style-name="P264">blsq ) {1 2 3 4 5 6}{3.&gt;}f[</text:p>
      <text:p text:style-name="P265">{4 5 6}</text:p>
      <text:h text:style-name="Heading_20_3" text:outline-level="3"><text:bookmark-start text:name="findindex-fi"/>FindIndex <text:span text:style-name="Source_Text">fi</text:span><text:bookmark-end text:name="findindex-fi"/></text:h>
      <text:p text:style-name="First_20_paragraph"><text:span text:style-name="Source_Text">Block a, Block p</text:span>: Scans through the list (l2r) and returns the index of the first element where <text:span text:style-name="Source_Text">p</text:span> evaluates to true.</text:p>
      <text:p text:style-name="P266">blsq ) {1 2 3 4 5 6}{3==}fi</text:p>
      <text:p text:style-name="P267">2</text:p>
      <text:p text:style-name="First_20_paragraph"><text:span text:style-name="Source_Text">String a, Block p</text:span>: <text:span text:style-name="T1">Defined as</text:span>: <text:span text:style-name="Source_Text">\/XX\/fi</text:span>.</text:p>
      <text:p text:style-name="P268">blsq ) "abcdef"{'a!=}fi</text:p>
      <text:p text:style-name="P269">1</text:p>
      <text:h text:style-name="Heading_20_3" text:outline-level="3"><text:bookmark-start text:name="findindexeq-fi"/>FindIndexEq <text:span text:style-name="Source_Text">Fi</text:span><text:bookmark-end text:name="findindexeq-fi"/></text:h>
      <text:p text:style-name="First_20_paragraph"><text:span text:style-name="Source_Text">Block a, Any x</text:span>: Scans through the list (l2r) and returs the index of the first element equal to <text:span text:style-name="Source_Text">x</text:span>.</text:p>
      <text:p text:style-name="P270">blsq ) {1 3 9 10 2}10Fi</text:p>
      <text:p text:style-name="P271">3</text:p>
      <text:p text:style-name="First_20_paragraph"><text:span text:style-name="Source_Text">String a, Char x</text:span>: Scans through the list (l2r) and returns the index of the first element equal to <text:span text:style-name="Source_Text">x</text:span>.</text:p>
      <text:p text:style-name="P272">blsq ) "abcdef"'aFi</text:p>
      <text:p text:style-name="P273">0</text:p>
      <text:h text:style-name="Heading_20_3" text:outline-level="3"><text:bookmark-start text:name="findindices-fi"/>FindIndices <text:span text:style-name="Source_Text">fI</text:span><text:bookmark-end text:name="findindices-fi"/></text:h>
      <text:p text:style-name="First_20_paragraph"><text:span text:style-name="Source_Text">Block a, Block p</text:span>: Scans through the list (l2r) and returns all indices of elements where <text:span text:style-name="Source_Text">p</text:span> evaluates to true.</text:p>
      <text:p text:style-name="P274">blsq ) {1 2 3 4 5 6 7 8}{2.%0==}fI</text:p>
      <text:p text:style-name="P275">{1 3 5 7}</text:p>
      <text:p text:style-name="First_20_paragraph"><text:span text:style-name="Source_Text">String a, Block p</text:span>: <text:span text:style-name="T1">Defined as</text:span>: <text:span text:style-name="Source_Text">\/XX\/fI</text:span>.</text:p>
      <text:p text:style-name="P276">blsq ) "hello"{'l==}fI</text:p>
      <text:p text:style-name="P277">{2 3}</text:p>
      <text:h text:style-name="Heading_20_3" text:outline-level="3"><text:bookmark-start text:name="format-ff"/>Format <text:span text:style-name="Source_Text">FF</text:span><text:bookmark-end text:name="format-ff"/></text:h>
      <text:p text:style-name="First_20_paragraph"><text:span text:style-name="Source_Text">Pretty a, Int format:</text:span> Change format of <text:span text:style-name="Source_Text">a</text:span> to <text:span text:style-name="Source_Text">format</text:span>.</text:p>
      <text:p text:style-name="Text_20_body">Formats are:</text:p>
      <text:list text:style-name="L4">
        <text:list-item>
          <text:p text:style-name="P278">0 - Normal</text:p>
        </text:list-item>
        <text:list-item>
          <text:p text:style-name="P278">1 - No spaces</text:p>
        </text:list-item>
        <text:list-item>
          <text:p text:style-name="P278">2 - With spaces</text:p>
        </text:list-item>
        <text:list-item>
          <text:p text:style-name="P278">3 - Raw</text:p>
        </text:list-item>
      </text:list>
      <text:p text:style-name="P279">blsq ) {1 2 {3 4 "5"}}sh0FF</text:p>
      <text:p text:style-name="P280">[1, 2, [3, 4, "5"]]</text:p>
      <text:p text:style-name="P281">blsq ) {1 2 {3 4 "5"}}sh1FF</text:p>
      <text:p text:style-name="P282">[1,2,[3,4,"5"]]</text:p>
      <text:p text:style-name="P283">blsq ) {1 2 {3 4 "5"}}sh2FF</text:p>
      <text:p text:style-name="P284">[1 2 [3 4 "5"]]</text:p>
      <text:p text:style-name="P285">blsq ) {1 2 {3 4 "5"}}sh3FF</text:p>
      <text:p text:style-name="P286">{1 2 {3 4 "5"}}</text:p>
      <text:h text:style-name="Heading_20_3" text:outline-level="3"><text:bookmark-start text:name="formatfromformat-ff"/>FormatFromFormat <text:span text:style-name="Source_Text">Ff</text:span><text:bookmark-end text:name="formatfromformat-ff"/></text:h>
      <text:p text:style-name="First_20_paragraph"><text:span text:style-name="T1">Defined as:</text:span> <text:span text:style-name="Source_Text">FFff</text:span>. Generally just a shortcut for <text:span text:style-name="Source_Text">FFff</text:span>.</text:p>
      <text:p text:style-name="P287">blsq ) {1 2 {3 4}}sh2Ff</text:p>
      <text:p text:style-name="P288">"[1 2 [3 4]]"</text:p>
      <text:p text:style-name="First_20_paragraph"><text:span text:style-name="T2">Authors’ Notes:</text:span> In most cases you want to use <text:span text:style-name="Source_Text">SH</text:span> directly.</text:p>
      <text:h text:style-name="Heading_20_3" text:outline-level="3"><text:bookmark-start text:name="fromformat-ff"/>FromFormat <text:span text:style-name="Source_Text">ff</text:span><text:bookmark-end text:name="fromformat-ff"/></text:h>
      <text:p text:style-name="First_20_paragraph"><text:span text:style-name="Source_Text">Pretty a:</text:span> Converts the <text:span text:style-name="Source_Text">a</text:span> to String.</text:p>
      <text:p text:style-name="P289">blsq ) {1 2 {3 4}}shff</text:p>
      <text:p text:style-name="P290">"[1, 2, [3, 4]]"</text:p>
      <text:p text:style-name="P291">blsq ) {1 2 {3 4}}sh2FFff</text:p>
      <text:p text:style-name="P292">"[1 2 [3 4]]"</text:p>
      <text:h text:style-name="Heading_20_3" text:outline-level="3"><text:bookmark-start text:name="greater-."/>Greater <text:span text:style-name="Source_Text">.&gt;</text:span><text:bookmark-end text:name="greater-."/></text:h>
      <text:p text:style-name="First_20_paragraph"><text:span text:style-name="Source_Text">Any a, Any b:</text:span> Returns 1 if <text:span text:style-name="Source_Text">a &gt; b</text:span> else returns 0.</text:p>
      <text:p text:style-name="P293">blsq ) 3.0 2.9 .&gt;</text:p>
      <text:p text:style-name="P294">1</text:p>
      <text:p text:style-name="P295">blsq ) 2.0 2.9 .&gt;</text:p>
      <text:p text:style-name="P296">0</text:p>
      <text:p text:style-name="P297">blsq ) 10 5 .&gt;</text:p>
      <text:p text:style-name="P298">1</text:p>
      <text:p text:style-name="P299">blsq ) 10 5.0 .&gt;</text:p>
      <text:p text:style-name="P300">0</text:p>
      <text:p text:style-name="P301">blsq ) 'a 1 .&gt;</text:p>
      <text:p text:style-name="P302">1</text:p>
      <text:p text:style-name="P303">blsq ) 'a 9.0 .&gt;</text:p>
      <text:p text:style-name="P304">1</text:p>
      <text:p text:style-name="P305">blsq ) 'a {} .&gt;</text:p>
      <text:p text:style-name="P306">0</text:p>
      <text:p text:style-name="P307">blsq ) {} 9.0 .&gt;</text:p>
      <text:p text:style-name="P308">1</text:p>
      <text:p text:style-name="P309">blsq ) {} 9 .&gt;</text:p>
      <text:p text:style-name="P310">1</text:p>
      <text:p text:style-name="First_20_paragraph"><text:span text:style-name="T2">Note:</text:span> Comparing values with different types may result in unexpected (but determinstic, thus not undefined) behaviour.</text:p>
      <text:h text:style-name="Heading_20_3" text:outline-level="3"><text:bookmark-start text:name="group"/>Group <text:span text:style-name="Source_Text">=[</text:span><text:bookmark-end text:name="group"/></text:h>
      <text:p text:style-name="First_20_paragraph"><text:span text:style-name="Source_Text">Block a:</text:span> Groups together elements next to each other that are equal.</text:p>
      <text:p text:style-name="P311">blsq ) {1 2 2 3 4 4 5 6}=[</text:p>
      <text:p text:style-name="P312">{{1} {2 2} {3} {4 4} {5} {6}}</text:p>
      <text:p text:style-name="P313">blsq ) {1 2 2 3 4 4 4 6}=[</text:p>
      <text:p text:style-name="P314">{{1} {2 2} {3} {4 4 4} {6}}</text:p>
      <text:p text:style-name="First_20_paragraph"><text:span text:style-name="Source_Text">String a:</text:span> Groups together characters next to each other that are equal.</text:p>
      <text:p text:style-name="P315">blsq ) "abbbbbc"=[</text:p>
      <text:p text:style-name="P316">{"a" "bbbbb" "c"}</text:p>
      <text:p text:style-name="First_20_paragraph"><text:span text:style-name="T2">See also:</text:span> <text:span text:style-name="T1">GroupBy</text:span>.</text:p>
      <text:h text:style-name="Heading_20_3" text:outline-level="3"><text:bookmark-start text:name="head--"/>Head <text:span text:style-name="Source_Text">-]</text:span><text:bookmark-end text:name="head--"/></text:h>
      <text:p text:style-name="First_20_paragraph"><text:span text:style-name="Source_Text">Block a:</text:span> Returns the first element of <text:span text:style-name="Source_Text">a</text:span>.</text:p>
      <text:p text:style-name="P317">blsq ) {2 4 0}-]</text:p>
      <text:p text:style-name="P318">2</text:p>
      <text:p text:style-name="First_20_paragraph"><text:span text:style-name="Source_Text">String a:</text:span> Returns the first character of <text:span text:style-name="Source_Text">a</text:span>.</text:p>
      <text:p text:style-name="P319">blsq ) "abc"-]</text:p>
      <text:p text:style-name="P320">'a</text:p>
      <text:p text:style-name="First_20_paragraph"><text:span text:style-name="T2">Authors’ Notes:</text:span> If you need the first character of <text:span text:style-name="Source_Text">a</text:span> as a String use <text:span text:style-name="Source_Text">-~</text:span>.</text:p>
      <text:p text:style-name="Text_20_body"><text:span text:style-name="Source_Text">Int a:</text:span> Returns the first digit of <text:span text:style-name="Source_Text">a</text:span> (works on absolute value).</text:p>
      <text:p text:style-name="P321">blsq ) -451-]</text:p>
      <text:p text:style-name="P322">4</text:p>
      <text:h text:style-name="Heading_20_3" text:outline-level="3"><text:bookmark-start text:name="headtail--"/>HeadTail <text:span text:style-name="Source_Text">-~</text:span><text:bookmark-end text:name="headtail--"/></text:h>
      <text:p text:style-name="First_20_paragraph"><text:span text:style-name="T1">Defined as:</text:span> <text:span text:style-name="Source_Text">-][-</text:span>.</text:p>
      <text:p text:style-name="P323">blsq ) "abcd"-][-</text:p>
      <text:p text:style-name="P324">"a"</text:p>
      <text:p text:style-name="P325">blsq ) {{1 2 3} {4 5 6}}-~</text:p>
      <text:p text:style-name="P326">{2 3}</text:p>
      <text:p text:style-name="P327">blsq ) "abcd"-~</text:p>
      <text:p text:style-name="P328">"a"</text:p>
      <text:p text:style-name="First_20_paragraph"><text:span text:style-name="T2">Authors’ Notes:</text:span> Useful to get the first character of a String as a String.</text:p>
      <text:h text:style-name="Heading_20_3" text:outline-level="3"><text:bookmark-start text:name="ifelse-ie"/>IfElse <text:span text:style-name="Source_Text">ie</text:span><text:bookmark-end text:name="ifelse-ie"/></text:h>
      <text:p text:style-name="First_20_paragraph"><text:span text:style-name="Source_Text">Block a, Block b, Int a:</text:span> Executes <text:span text:style-name="Source_Text">a</text:span> if b is not zero, otherwise executes <text:span text:style-name="Source_Text">b</text:span>.</text:p>
      <text:p text:style-name="P329">blsq ) 5{3.*}{2.*}1ie</text:p>
      <text:p text:style-name="P330">15</text:p>
      <text:p text:style-name="P331">blsq ) 5{3.*}{2.*}0ie</text:p>
      <text:p text:style-name="P332">10</text:p>
      <text:p text:style-name="First_20_paragraph"><text:span text:style-name="T2">Authors’ Notes:</text:span> This built-in is terrible because in most real-world cases it requires at least two additional swaps to get the result of a predicate to the top of the stack.</text:p>
      <text:h text:style-name="Heading_20_3" text:outline-level="3"><text:bookmark-start text:name="iff-if"/>Iff <text:span text:style-name="Source_Text">if</text:span><text:bookmark-end text:name="iff-if"/></text:h>
      <text:p text:style-name="First_20_paragraph"><text:span text:style-name="Source_Text">Int a, Block b:</text:span> Executes <text:span text:style-name="Source_Text">b</text:span> only iff <text:span text:style-name="Source_Text">a</text:span> is not zero.</text:p>
      <text:p text:style-name="P333">blsq ) 5 1{3.*}if</text:p>
      <text:p text:style-name="P334">15</text:p>
      <text:p text:style-name="P335">blsq ) 5 0{3.*}if</text:p>
      <text:p text:style-name="P336">5</text:p>
      <text:p text:style-name="First_20_paragraph"><text:span text:style-name="Source_Text">Block a, Int b:</text:span> Executes <text:span text:style-name="Source_Text">a</text:span> only iff <text:span text:style-name="Source_Text">b</text:span> is not zero.</text:p>
      <text:p text:style-name="P337">blsq ) 5{3.*}0if</text:p>
      <text:p text:style-name="P338">5</text:p>
      <text:p text:style-name="P339">blsq ) 5{3.*}1if</text:p>
      <text:p text:style-name="P340">15</text:p>
      <text:h text:style-name="Heading_20_3" text:outline-level="3"><text:bookmark-start text:name="increment-."/>Increment <text:span text:style-name="Source_Text">+.</text:span><text:bookmark-end text:name="increment-."/></text:h>
      <text:p text:style-name="First_20_paragraph"><text:span text:style-name="Source_Text">Int a:</text:span> Increments a.</text:p>
      <text:p text:style-name="P341">blsq ) 5+.</text:p>
      <text:p text:style-name="P342">6</text:p>
      <text:p text:style-name="First_20_paragraph"><text:span text:style-name="Source_Text">Char a:</text:span> Returns the next character (unicode point + 1).</text:p>
      <text:p text:style-name="P343">blsq ) 'a+.</text:p>
      <text:p text:style-name="P344">'b</text:p>
      <text:p text:style-name="First_20_paragraph"><text:span text:style-name="Source_Text">String a:</text:span> Appends the last character of <text:span text:style-name="Source_Text">a</text:span> to <text:span text:style-name="Source_Text">a</text:span>.</text:p>
      <text:p text:style-name="P345">blsq ) "abc"+.</text:p>
      <text:p text:style-name="P346">"abcc"</text:p>
      <text:p text:style-name="First_20_paragraph"><text:span text:style-name="Source_Text">Block a:</text:span> Appends the last element of <text:span text:style-name="Source_Text">a</text:span> to <text:span text:style-name="Source_Text">a</text:span>.</text:p>
      <text:p text:style-name="P347">blsq ) {1 2 3}+.</text:p>
      <text:p text:style-name="P348">{1 2 3 3}</text:p>
      <text:h text:style-name="Heading_20_3" text:outline-level="3"><text:bookmark-start text:name="infixof"/>InfixOf <text:span text:style-name="Source_Text">~~</text:span><text:bookmark-end text:name="infixof"/></text:h>
      <text:p text:style-name="First_20_paragraph"><text:span text:style-name="Source_Text">Block a, Block b:</text:span> Returns 1 if <text:span text:style-name="Source_Text">b</text:span> is an infix of <text:span text:style-name="Source_Text">a</text:span> otherwise returns 0.</text:p>
      <text:p text:style-name="P349">blsq ) {1 2 3 4}{2 3}~~</text:p>
      <text:p text:style-name="P350">1</text:p>
      <text:p text:style-name="P351">blsq ) {1 2 3 4}{3 3}~~</text:p>
      <text:p text:style-name="P352">0</text:p>
      <text:p text:style-name="First_20_paragraph"><text:span text:style-name="T2">Authors’ Notes:</text:span> For Strings use <text:span text:style-name="Source_Text">~[</text:span>.</text:p>
      <text:h text:style-name="Heading_20_3" text:outline-level="3"><text:bookmark-start text:name="init"/>Init <text:span text:style-name="Source_Text">~]</text:span><text:bookmark-end text:name="init"/></text:h>
      <text:p text:style-name="First_20_paragraph"><text:span text:style-name="Source_Text">Block a:</text:span> Returns all but the last elements of <text:span text:style-name="Source_Text">a</text:span>.</text:p>
      <text:p text:style-name="P353">blsq ) {1 2 3}~]</text:p>
      <text:p text:style-name="P354">{1 2}</text:p>
      <text:p text:style-name="First_20_paragraph"><text:span text:style-name="Source_Text">String a:</text:span> Returns all but the last character of <text:span text:style-name="Source_Text">a</text:span>.</text:p>
      <text:p text:style-name="P355">blsq ) "12a"~]</text:p>
      <text:p text:style-name="P356">"12"</text:p>
      <text:p text:style-name="First_20_paragraph"><text:span text:style-name="Source_Text">Int a:</text:span> Returns all but the last digit of <text:span text:style-name="Source_Text">a</text:span> (as Integer) (works on absolute value).</text:p>
      <text:p text:style-name="P357">blsq ) 451~]</text:p>
      <text:p text:style-name="P358">45</text:p>
      <text:h text:style-name="Heading_20_3" text:outline-level="3"><text:bookmark-start text:name="inittail--"/>InitTail <text:span text:style-name="Source_Text">~-</text:span><text:bookmark-end text:name="inittail--"/></text:h>
      <text:p text:style-name="First_20_paragraph"><text:span text:style-name="T1">Defined as:</text:span> <text:span text:style-name="Source_Text">~][-</text:span>. Can be used to remove the first and last element of a String/Block.</text:p>
      <text:p text:style-name="P359">blsq ) "abcd"~][-</text:p>
      <text:p text:style-name="P360">"bc"</text:p>
      <text:p text:style-name="P361">blsq ) "abcd"~-</text:p>
      <text:p text:style-name="P362">"bc"</text:p>
      <text:h text:style-name="Heading_20_3" text:outline-level="3"><text:bookmark-start text:name="intersection-in"/>Intersection <text:span text:style-name="Source_Text">IN</text:span><text:bookmark-end text:name="intersection-in"/></text:h>
      <text:p text:style-name="First_20_paragraph"><text:span text:style-name="T2">Notes:</text:span> Duplicates in the left argument are preserved. Order is preserved.</text:p>
      <text:p text:style-name="Text_20_body"><text:span text:style-name="Source_Text">Block a, Block b:</text:span> Intersection of <text:span text:style-name="Source_Text">a</text:span> and <text:span text:style-name="Source_Text">b</text:span>.</text:p>
      <text:p text:style-name="P363">blsq ) {5 1 1 2 2 2 2} {1 2 2 2 3 4 5}IN</text:p>
      <text:p text:style-name="P364">{5 1 1 2 2 2 2}</text:p>
      <text:p text:style-name="First_20_paragraph"><text:span text:style-name="Source_Text">String a, String b:</text:span> Intersection of <text:span text:style-name="Source_Text">a</text:span> and <text:span text:style-name="Source_Text">b</text:span>.</text:p>
      <text:p text:style-name="P365">blsq ) "abc""dce"IN</text:p>
      <text:p text:style-name="P366">"c"</text:p>
      <text:p text:style-name="First_20_paragraph"><text:span text:style-name="Source_Text">Int a, Int b:</text:span> Intersection of <text:span text:style-name="Source_Text">a</text:span> and <text:span text:style-name="Source_Text">b</text:span>.</text:p>
      <text:p text:style-name="P367">blsq ) 512 721IN</text:p>
      <text:p text:style-name="P368">12</text:p>
      <text:h text:style-name="Heading_20_3" text:outline-level="3"><text:bookmark-start text:name="intersperse"/>Intersperse <text:span text:style-name="Source_Text">[[</text:span><text:bookmark-end text:name="intersperse"/></text:h>
      <text:p text:style-name="First_20_paragraph"><text:span text:style-name="Source_Text">Any a, Block b:</text:span> Inserts <text:span text:style-name="Source_Text">a</text:span> between elements in <text:span text:style-name="Source_Text">b</text:span>.</text:p>
      <text:p text:style-name="P369">blsq ) 0{1 2 3}[[</text:p>
      <text:p text:style-name="P370">{1 0 2 0 3}</text:p>
      <text:p text:style-name="First_20_paragraph"><text:span text:style-name="Source_Text">Char a, String b:</text:span> Inserts <text:span text:style-name="Source_Text">a</text:span> between characters in <text:span text:style-name="Source_Text">b</text:span>.</text:p>
      <text:p text:style-name="P371">blsq ) 'x"abc"[[</text:p>
      <text:p text:style-name="P372">"axbxc"</text:p>
      <text:p text:style-name="First_20_paragraph"><text:span text:style-name="T2">See also:</text:span> <text:span text:style-name="T1">Intercalate</text:span>.</text:p>
      <text:h text:style-name="Heading_20_3" text:outline-level="3"><text:bookmark-start text:name="last"/>Last <text:span text:style-name="Source_Text">[~</text:span><text:bookmark-end text:name="last"/></text:h>
      <text:p text:style-name="First_20_paragraph"><text:span text:style-name="Source_Text">String a:</text:span> Returns the last character of <text:span text:style-name="Source_Text">a</text:span>.</text:p>
      <text:p text:style-name="P373">blsq ) "abc"[~</text:p>
      <text:p text:style-name="P374">'c</text:p>
      <text:p text:style-name="First_20_paragraph"><text:span text:style-name="Source_Text">Block a:</text:span> Returns the last element of <text:span text:style-name="Source_Text">a</text:span>.</text:p>
      <text:p text:style-name="P375">blsq ) {1 2 3}[~</text:p>
      <text:p text:style-name="P376">3</text:p>
      <text:p text:style-name="First_20_paragraph"><text:span text:style-name="Source_Text">Int a:</text:span> Returns the last digit of <text:span text:style-name="Source_Text">a</text:span> (works on absolute value).</text:p>
      <text:p text:style-name="P377">blsq ) 451[~</text:p>
      <text:p text:style-name="P378">1</text:p>
      <text:h text:style-name="Heading_20_3" text:outline-level="3"><text:bookmark-start text:name="length-l"/>Length <text:span text:style-name="Source_Text">L[</text:span><text:bookmark-end text:name="length-l"/></text:h>
      <text:p text:style-name="First_20_paragraph"><text:span text:style-name="Source_Text">String a:</text:span> Number of characters in a String.</text:p>
      <text:p text:style-name="P379">blsq ) "abc"L[</text:p>
      <text:p text:style-name="P380">3</text:p>
      <text:p text:style-name="First_20_paragraph"><text:span text:style-name="Source_Text">Block a:</text:span> Number of elements in a Block.</text:p>
      <text:p text:style-name="P381">blsq ) {1 2 3}L[</text:p>
      <text:p text:style-name="P382">3</text:p>
      <text:p text:style-name="First_20_paragraph"><text:span text:style-name="Source_Text">Int a:</text:span> Converts to character based on unicode code point.</text:p>
      <text:p text:style-name="P383">blsq ) 69L[</text:p>
      <text:p text:style-name="P384">'E</text:p>
      <text:p text:style-name="P385">blsq ) 98L[</text:p>
      <text:p text:style-name="P386">'b</text:p>
      <text:p text:style-name="First_20_paragraph"><text:span text:style-name="Source_Text">Char a:</text:span> Returns case as either <text:span text:style-name="Source_Text">'A</text:span> or <text:span text:style-name="Source_Text">'a</text:span>.</text:p>
      <text:p text:style-name="P387">blsq ) 'BL[</text:p>
      <text:p text:style-name="P388">'A</text:p>
      <text:p text:style-name="P389">blsq ) 'bL[</text:p>
      <text:p text:style-name="P390">'a</text:p>
      <text:h text:style-name="Heading_20_3" text:outline-level="3"><text:bookmark-start text:name="lines-ln"/>Lines <text:span text:style-name="Source_Text">ln</text:span><text:bookmark-end text:name="lines-ln"/></text:h>
      <text:p text:style-name="First_20_paragraph"><text:span text:style-name="Source_Text">String a:</text:span> Split <text:span text:style-name="Source_Text">a</text:span> into lines.</text:p>
      <text:p text:style-name="P391">blsq ) "abc\ndef\ngeh"ln</text:p>
      <text:p text:style-name="P392">{"abc" "def" "geh"}</text:p>
      <text:p text:style-name="First_20_paragraph"><text:span text:style-name="Source_Text">Int a:</text:span> Number of digits in <text:span text:style-name="Source_Text">a</text:span> (works on absolute value).</text:p>
      <text:p text:style-name="P393">blsq ) 123ln</text:p>
      <text:p text:style-name="P394">3</text:p>
      <text:p text:style-name="P395">blsq ) -123ln</text:p>
      <text:p text:style-name="P396">3</text:p>
      <text:p text:style-name="First_20_paragraph"><text:span text:style-name="Source_Text">Block a, Block b:</text:span> Returns whichever is longer. If both are equal in length <text:span text:style-name="Source_Text">b</text:span> is returned.</text:p>
      <text:p text:style-name="P397">blsq ) {1 2}{1 2 3}ln</text:p>
      <text:p text:style-name="P398">{1 2 3}</text:p>
      <text:p text:style-name="P399">blsq ) {1 2 4}{1 2 3}ln</text:p>
      <text:p text:style-name="P400">{1 2 3}</text:p>
      <text:p text:style-name="First_20_paragraph"><text:span text:style-name="Source_Text">Char a:</text:span> Returns 1 if <text:span text:style-name="Source_Text">a</text:span> is a printable character otherwise returns 0.</text:p>
      <text:p text:style-name="P401">blsq ) 1L[ln</text:p>
      <text:p text:style-name="P402">0</text:p>
      <text:p text:style-name="P403">blsq ) 'aln</text:p>
      <text:p text:style-name="P404">1</text:p>
      <text:p text:style-name="First_20_paragraph"><text:span text:style-name="T2">See also:</text:span> <text:span text:style-name="T1">WithLines</text:span>.</text:p>
      <text:h text:style-name="Heading_20_3" text:outline-level="3"><text:bookmark-start text:name="map-m"/>Map <text:span text:style-name="Source_Text">m[</text:span><text:bookmark-end text:name="map-m"/></text:h>
      <text:p text:style-name="First_20_paragraph"><text:span text:style-name="Source_Text">String a, Block f:</text:span> <text:span text:style-name="T1">Defined as:</text:span> <text:span text:style-name="Source_Text">jXXjm[\[</text:span>. Applies <text:span text:style-name="Source_Text">f</text:span> to every character in <text:span text:style-name="Source_Text">a</text:span>.</text:p>
      <text:p text:style-name="P405">blsq ) "aBc"{&lt;-}jXXjm[\[</text:p>
      <text:p text:style-name="P406">"AbC"</text:p>
      <text:p text:style-name="P407">blsq ) "aBc"{&lt;-}m[</text:p>
      <text:p text:style-name="P408">"AbC"</text:p>
      <text:p text:style-name="First_20_paragraph"><text:span text:style-name="Source_Text">Block a, Block f:</text:span> Applies <text:span text:style-name="Source_Text">f</text:span> to every element in <text:span text:style-name="Source_Text">a</text:span>.</text:p>
      <text:p text:style-name="P409">blsq ) {1 2 3 4 5}{J.*}m[</text:p>
      <text:p text:style-name="P410">{1 4 9 16 25}</text:p>
      <text:p text:style-name="First_20_paragraph"><text:span text:style-name="T2">See also:</text:span> <text:span text:style-name="T1">ConcatMap</text:span> and there are many other different versions and shortcuts for <text:span text:style-name="T1">Map</text:span>.</text:p>
      <text:h text:style-name="Heading_20_3" text:outline-level="3"><text:bookmark-start text:name="mapdup-m"/>MapDup <text:span text:style-name="Source_Text">[m</text:span><text:bookmark-end text:name="mapdup-m"/></text:h>
      <text:p text:style-name="First_20_paragraph"><text:span text:style-name="T1">Defined as:</text:span> <text:span text:style-name="Source_Text">(^^)+]m[</text:span>.</text:p>
      <text:p text:style-name="P411">blsq ) {1 2 3}{?*}[m</text:p>
      <text:p text:style-name="P412">{1 4 9}</text:p>
      <text:h text:style-name="Heading_20_3" text:outline-level="3"><text:bookmark-start text:name="mapparse-m"/>MapParse <text:span text:style-name="Source_Text">[M</text:span><text:bookmark-end text:name="mapparse-m"/></text:h>
      <text:p text:style-name="First_20_paragraph"><text:span text:style-name="T1">Defined as:</text:span> <text:span text:style-name="Source_Text">(ps)+]m[</text:span>. Can be used as a shortcut if the first step of the function that is being mapped over the Block is parsing.</text:p>
      <text:p text:style-name="P413">blsq ) "5 6;7 8"';;;{++}[M</text:p>
      <text:p text:style-name="P414">{11 15}</text:p>
      <text:h text:style-name="Heading_20_3" text:outline-level="3"><text:bookmark-start text:name="mappretty-m"/>MapPretty <text:span text:style-name="Source_Text">M[</text:span><text:bookmark-end text:name="mappretty-m"/></text:h>
      <text:p text:style-name="First_20_paragraph"><text:span text:style-name="T1">Defined as:</text:span> <text:span text:style-name="Source_Text">m[sh</text:span>. Can be used as a shortcut if the result of mapping should be pretty printed.</text:p>
      <text:p text:style-name="P415">blsq ) "hi there"{L[}m[</text:p>
      <text:p text:style-name="P416">"aaaaaaaa"</text:p>
      <text:p text:style-name="P417">blsq ) "hi there"{L[}M[</text:p>
      <text:p text:style-name="P418">aaaaaaaa</text:p>
      <text:h text:style-name="Heading_20_3" text:outline-level="3"><text:bookmark-start text:name="mapstring-m"/>MapString <text:span text:style-name="Source_Text">]m</text:span><text:bookmark-end text:name="mapstring-m"/></text:h>
      <text:p text:style-name="First_20_paragraph"><text:span text:style-name="T1">Defined as:</text:span> <text:span text:style-name="Source_Text">(Sh)[+m[</text:span>. Can be used when one wants to apply a function to every element of a Block and each result should be converted to a String.</text:p>
      <text:p text:style-name="P419">blsq ) {{1 2 3}{4 5 6}}{&lt;-}]m</text:p>
      <text:p text:style-name="P420">{"[3, 2, 1]" "[6, 5, 4]"}</text:p>
      <text:h text:style-name="Heading_20_3" text:outline-level="3"><text:bookmark-start text:name="maptopretty-m"/>MapToPretty <text:span text:style-name="Source_Text">M]</text:span><text:bookmark-end text:name="maptopretty-m"/></text:h>
      <text:p text:style-name="First_20_paragraph"><text:span text:style-name="T1">Defined as:</text:span> <text:span text:style-name="Source_Text">{sh}m[</text:span>. Can be used as a shortcut to convert every element of a Block to Pretty.</text:p>
      <text:p text:style-name="P421">blsq ) "hi there"wd</text:p>
      <text:p text:style-name="P422">{"hi" "there"}</text:p>
      <text:p text:style-name="P423">blsq ) "hi there"wdM]</text:p>
      <text:p text:style-name="P424">{hi there}</text:p>
      <text:h text:style-name="Heading_20_3" text:outline-level="3"><text:bookmark-start text:name="maptoprettyfromformat-m"/>MapToPrettyFromFormat <text:span text:style-name="Source_Text">m]</text:span><text:bookmark-end text:name="maptoprettyfromformat-m"/></text:h>
      <text:p text:style-name="First_20_paragraph"><text:span text:style-name="T1">Defined as:</text:span> <text:span text:style-name="Source_Text">{shff}m[</text:span>.</text:p>
      <text:p text:style-name="P425">blsq ) {{1 2 3}{4 5 6}}m]</text:p>
      <text:p text:style-name="P426">{"[1, 2, 3]" "[4, 5, 6]"}</text:p>
      <text:h text:style-name="Heading_20_3" text:outline-level="3"><text:bookmark-start text:name="matches"/>Matches <text:span text:style-name="Source_Text">~=</text:span><text:bookmark-end text:name="matches"/></text:h>
      <text:p text:style-name="First_20_paragraph"><text:span text:style-name="Source_Text">String str, String regex:</text:span> Returns 1 if <text:span text:style-name="Source_Text">regex</text:span> matches <text:span text:style-name="Source_Text">str</text:span> otherwise returns 0.</text:p>
      <text:p text:style-name="P427">blsq ) "123""[0-3]{3}"~=</text:p>
      <text:p text:style-name="P428">1</text:p>
      <text:p text:style-name="P429">blsq ) "123""[1-3]{3}"~=</text:p>
      <text:p text:style-name="P430">1</text:p>
      <text:p text:style-name="P431">blsq ) "123""[1-3]{4}"~=</text:p>
      <text:p text:style-name="P432">0</text:p>
      <text:h text:style-name="Heading_20_3" text:outline-level="3"><text:bookmark-start text:name="matcheslist"/>MatchesList <text:span text:style-name="Source_Text">=~</text:span><text:bookmark-end text:name="matcheslist"/></text:h>
      <text:p text:style-name="First_20_paragraph"><text:span text:style-name="Source_Text">String str, String regex:</text:span> Returns the capturing groups as a list. Empty block if no matches or no capture groups were used in the regular expression.</text:p>
      <text:p text:style-name="P433">blsq ) "123abc""([0-3]{3}).(b.)"=~</text:p>
      <text:p text:style-name="P434">{"123" "bc"}</text:p>
      <text:h text:style-name="Heading_20_3" text:outline-level="3"><text:bookmark-start text:name="max-."/>Max <text:span text:style-name="Source_Text">&gt;.</text:span><text:bookmark-end text:name="max-."/></text:h>
      <text:p text:style-name="First_20_paragraph"><text:span text:style-name="Source_Text">Any a, Any b:</text:span> Returns whichever is greatest.</text:p>
      <text:p text:style-name="P435">blsq ) 5 6&gt;.</text:p>
      <text:p text:style-name="P436">6</text:p>
      <text:p text:style-name="P437">blsq ) 6 5&gt;.</text:p>
      <text:p text:style-name="P438">6</text:p>
      <text:p text:style-name="P439">blsq ) {12}12&gt;.</text:p>
      <text:p text:style-name="P440">{12}</text:p>
      <text:h text:style-name="Heading_20_3" text:outline-level="3"><text:bookmark-start text:name="maximum"/>Maximum <text:span text:style-name="Source_Text">&gt;]</text:span><text:bookmark-end text:name="maximum"/></text:h>
      <text:p text:style-name="First_20_paragraph"><text:span text:style-name="Source_Text">Block a:</text:span> Returns the maximum of <text:span text:style-name="Source_Text">a</text:span>.</text:p>
      <text:p text:style-name="P441">blsq ) {1 2 3 2 1}&gt;]</text:p>
      <text:p text:style-name="P442">3</text:p>
      <text:p text:style-name="First_20_paragraph"><text:span text:style-name="Source_Text">String a:</text:span> Returns the maximum of <text:span text:style-name="Source_Text">a</text:span>.</text:p>
      <text:p text:style-name="P443">blsq ) "debca"&gt;]</text:p>
      <text:p text:style-name="P444">'e</text:p>
      <text:p text:style-name="First_20_paragraph"><text:span text:style-name="Source_Text">Int a:</text:span> Returns the largest digit as an Integer.</text:p>
      <text:p text:style-name="P445">blsq ) 1971&gt;]</text:p>
      <text:p text:style-name="P446">9</text:p>
      <text:p text:style-name="P447">blsq ) 1671&gt;]</text:p>
      <text:p text:style-name="P448">7</text:p>
      <text:h text:style-name="Heading_20_3" text:outline-level="3"><text:bookmark-start text:name="min-."/>Min <text:span text:style-name="Source_Text">&lt;.</text:span><text:bookmark-end text:name="min-."/></text:h>
      <text:p text:style-name="First_20_paragraph"><text:span text:style-name="Source_Text">Any a, Any b:</text:span> Returns whichever is smallest.</text:p>
      <text:p text:style-name="P449">blsq ) 5 4&lt;.</text:p>
      <text:p text:style-name="P450">4</text:p>
      <text:p text:style-name="P451">blsq ) 5 4&lt;.</text:p>
      <text:p text:style-name="P452">4</text:p>
      <text:p text:style-name="P453">blsq ) 10 10.0&lt;.</text:p>
      <text:p text:style-name="P454">10</text:p>
      <text:h text:style-name="Heading_20_3" text:outline-level="3"><text:bookmark-start text:name="minimum"/>Minimum <text:span text:style-name="Source_Text">&lt;]</text:span><text:bookmark-end text:name="minimum"/></text:h>
      <text:p text:style-name="First_20_paragraph"><text:span text:style-name="Source_Text">Block a:</text:span> Returns the minimum of <text:span text:style-name="Source_Text">a</text:span>.</text:p>
      <text:p text:style-name="P455">blsq ) {1 2 0 3}&lt;]</text:p>
      <text:p text:style-name="P456">0</text:p>
      <text:p text:style-name="First_20_paragraph"><text:span text:style-name="Source_Text">String a:</text:span> Returns the minimum of <text:span text:style-name="Source_Text">a</text:span>.</text:p>
      <text:p text:style-name="P457">blsq ) "bac"&lt;]</text:p>
      <text:p text:style-name="P458">'a</text:p>
      <text:p text:style-name="First_20_paragraph"><text:span text:style-name="Source_Text">Int a:</text:span> Returns the smallest digit as an Integer.</text:p>
      <text:p text:style-name="P459">blsq ) 109&lt;]</text:p>
      <text:p text:style-name="P460">0</text:p>
      <text:h text:style-name="Heading_20_3" text:outline-level="3"><text:bookmark-start text:name="mod-."/>Mod <text:span text:style-name="Source_Text">.%</text:span><text:bookmark-end text:name="mod-."/></text:h>
      <text:p text:style-name="First_20_paragraph">This is an auto-zip and auto-map built-in.</text:p>
      <text:p text:style-name="Text_20_body"><text:span text:style-name="Source_Text">Int a, Int b:</text:span> Integer modulo.</text:p>
      <text:p text:style-name="P461">blsq ) 10 3.%</text:p>
      <text:p text:style-name="P462">1</text:p>
      <text:p text:style-name="First_20_paragraph"><text:span text:style-name="Source_Text">Char a:</text:span> Returns <text:span text:style-name="Source_Text">1</text:span> if <text:span text:style-name="Source_Text">a</text:span> is punctuation otherwise returns <text:span text:style-name="Source_Text">0</text:span>.</text:p>
      <text:p text:style-name="P463">blsq ) '..%</text:p>
      <text:p text:style-name="P464">1</text:p>
      <text:p text:style-name="P465">blsq ) 'a.%</text:p>
      <text:p text:style-name="P466">0</text:p>
      <text:h text:style-name="Heading_20_3" text:outline-level="3"><text:bookmark-start text:name="mul-."/>Mul <text:span text:style-name="Source_Text">.*</text:span><text:bookmark-end text:name="mul-."/></text:h>
      <text:p text:style-name="First_20_paragraph"><text:span text:style-name="Source_Text">Int a, Int b:</text:span> Integer multiplication.</text:p>
      <text:p text:style-name="P467">blsq ) 2 3.*</text:p>
      <text:p text:style-name="P468">6</text:p>
      <text:p text:style-name="First_20_paragraph"><text:span text:style-name="Source_Text">Double a, Double b:</text:span> Double multiplication.</text:p>
      <text:p text:style-name="P469">blsq ) 2.0 3.0.*</text:p>
      <text:p text:style-name="P470">6.0</text:p>
      <text:p text:style-name="First_20_paragraph"><text:span text:style-name="Source_Text">String a, Int b:</text:span> Creates a Block containing <text:span text:style-name="Source_Text">a</text:span> exactly <text:span text:style-name="Source_Text">b</text:span> times.</text:p>
      <text:p text:style-name="P471">blsq ) "ab"3.*</text:p>
      <text:p text:style-name="P472">{"ab" "ab" "ab"}</text:p>
      <text:p text:style-name="First_20_paragraph"><text:span text:style-name="Source_Text">Char a, Int b:</text:span> Creates a String containing <text:span text:style-name="Source_Text">a</text:span> exactly <text:span text:style-name="Source_Text">b</text:span> times.</text:p>
      <text:p text:style-name="P473">blsq ) 'a 3.*</text:p>
      <text:p text:style-name="P474">"aaa"</text:p>
      <text:p text:style-name="First_20_paragraph"><text:span text:style-name="Source_Text">Block a, Int b:</text:span> Creates a Block containing <text:span text:style-name="Source_Text">a</text:span> exactly <text:span text:style-name="Source_Text">b</text:span> times.</text:p>
      <text:p text:style-name="P475">blsq ) {1 2}3.*</text:p>
      <text:p text:style-name="P476">{{1 2} {1 2} {1 2}}</text:p>
      <text:p text:style-name="First_20_paragraph"><text:span text:style-name="Source_Text">String a, String b:</text:span> Appends <text:span text:style-name="Source_Text">a</text:span> to <text:span text:style-name="Source_Text">b</text:span> then reverses.</text:p>
      <text:p text:style-name="P477">blsq ) "123""456".*</text:p>
      <text:p text:style-name="P478">"321654"</text:p>
      <text:p text:style-name="First_20_paragraph"><text:span text:style-name="Source_Text">Int a, Double b:</text:span> Converts <text:span text:style-name="Source_Text">a</text:span> to Double, then multiplies.</text:p>
      <text:p text:style-name="P479">blsq ) 2 3.0.*</text:p>
      <text:p text:style-name="P480">6.0</text:p>
      <text:p text:style-name="First_20_paragraph"><text:span text:style-name="Source_Text">Double a, Int b:</text:span> Converts <text:span text:style-name="Source_Text">b</text:span> to Double, then multiplies.</text:p>
      <text:p text:style-name="P481">blsq ) 2.0 3.*</text:p>
      <text:p text:style-name="P482">6.0</text:p>
      <text:p text:style-name="First_20_paragraph"><text:span text:style-name="Source_Text">Char a:</text:span> Returns <text:span text:style-name="Source_Text">1</text:span> if <text:span text:style-name="Source_Text">a</text:span> is a symbol else returns <text:span text:style-name="Source_Text">0</text:span>.</text:p>
      <text:p text:style-name="P483">blsq ) '9.*</text:p>
      <text:p text:style-name="P484">0</text:p>
      <text:p text:style-name="P485">blsq ) '+.*</text:p>
      <text:p text:style-name="P486">1</text:p>
      <text:h text:style-name="Heading_20_3" text:outline-level="3"><text:bookmark-start text:name="notequal"/>NotEqual <text:span text:style-name="Source_Text">!=</text:span><text:bookmark-end text:name="notequal"/></text:h>
      <text:p text:style-name="First_20_paragraph"><text:span text:style-name="T1">Defined as:</text:span> <text:span text:style-name="Source_Text">==n!</text:span>.</text:p>
      <text:p text:style-name="P487">blsq ) 4 4==n!</text:p>
      <text:p text:style-name="P488">0</text:p>
      <text:p text:style-name="P489">blsq ) 4 3==n!</text:p>
      <text:p text:style-name="P490">1</text:p>
      <text:p text:style-name="P491">blsq ) 3 4==n!</text:p>
      <text:p text:style-name="P492">1</text:p>
      <text:p text:style-name="P493">blsq ) 3 4!=</text:p>
      <text:p text:style-name="P494">1</text:p>
      <text:p text:style-name="P495">blsq ) 4 4!=</text:p>
      <text:p text:style-name="P496">0</text:p>
      <text:h text:style-name="Heading_20_3" text:outline-level="3"><text:bookmark-start text:name="nub-nb"/>Nub <text:span text:style-name="Source_Text">NB</text:span><text:bookmark-end text:name="nub-nb"/></text:h>
      <text:p text:style-name="First_20_paragraph">Nub means <text:span text:style-name="T1">removing duplicates</text:span>. Order is preserved.</text:p>
      <text:p text:style-name="Text_20_body"><text:span text:style-name="Source_Text">Block a:</text:span> Nub <text:span text:style-name="Source_Text">a</text:span>.</text:p>
      <text:p text:style-name="P497">blsq ) {5 1 1 2 2 2 2}NB</text:p>
      <text:p text:style-name="P498">{5 1 2}</text:p>
      <text:p text:style-name="First_20_paragraph"><text:span text:style-name="Source_Text">String a:</text:span> Nub <text:span text:style-name="Source_Text">a</text:span>.</text:p>
      <text:p text:style-name="P499">blsq ) "abccd"NB</text:p>
      <text:p text:style-name="P500">"abcd"</text:p>
      <text:p text:style-name="First_20_paragraph"><text:span text:style-name="Source_Text">Int a:</text:span> Nub <text:span text:style-name="Source_Text">a</text:span>.</text:p>
      <text:p text:style-name="P501">blsq ) 101010011NB</text:p>
      <text:p text:style-name="P502">10</text:p>
      <text:p text:style-name="First_20_paragraph"><text:span text:style-name="Source_Text">Char a:</text:span> Returns <text:span text:style-name="Source_Text">1</text:span> if <text:span text:style-name="Source_Text">a</text:span> is lower case else returns <text:span text:style-name="Source_Text">0</text:span>.</text:p>
      <text:p text:style-name="P503">blsq ) 'BNB</text:p>
      <text:p text:style-name="P504">0</text:p>
      <text:p text:style-name="P505">blsq ) 'bNB</text:p>
      <text:p text:style-name="P506">1</text:p>
      <text:h text:style-name="Heading_20_3" text:outline-level="3"><text:bookmark-start text:name="or"/>Or <text:span text:style-name="Source_Text">||</text:span><text:bookmark-end text:name="or"/></text:h>
      <text:p text:style-name="First_20_paragraph">This built-in auto-zips if an argument provided is a Block.</text:p>
      <text:p text:style-name="Text_20_body"><text:span text:style-name="Source_Text">Int a, Int b:</text:span> Bitwise OR.</text:p>
      <text:p text:style-name="P507">blsq ) 2 4||</text:p>
      <text:p text:style-name="P508">6</text:p>
      <text:p text:style-name="P509">blsq ) 2 {4 8}||</text:p>
      <text:p text:style-name="P510">{6 10}</text:p>
      <text:h text:style-name="Heading_20_3" text:outline-level="3"><text:bookmark-start text:name="orls-r"/>OrLs <text:span text:style-name="Source_Text">r|</text:span><text:bookmark-end text:name="orls-r"/></text:h>
      <text:p text:style-name="First_20_paragraph"><text:span text:style-name="Source_Text">Block {}</text:span>: If the top of the stack is an empty Block then this built-in will push a zero integer.</text:p>
      <text:p text:style-name="P511">blsq ) {}r|</text:p>
      <text:p text:style-name="P512">0</text:p>
      <text:p text:style-name="First_20_paragraph"><text:span text:style-name="Source_Text">Otherwise</text:span>: <text:span text:style-name="T1">Defined as</text:span>: <text:span text:style-name="Source_Text">{||}r[</text:span>.</text:p>
      <text:p text:style-name="P513">blsq ) {1 2 3}r|</text:p>
      <text:p text:style-name="P514">3</text:p>
      <text:h text:style-name="Heading_20_3" text:outline-level="3"><text:bookmark-start text:name="padleft-p"/>PadLeft <text:span text:style-name="Source_Text">P[</text:span><text:bookmark-end text:name="padleft-p"/></text:h>
      <text:p text:style-name="First_20_paragraph"><text:span text:style-name="Source_Text">Block a, Int b, Any c:</text:span> Pad <text:span text:style-name="Source_Text">a</text:span> to length <text:span text:style-name="Source_Text">b</text:span> by inserting <text:span text:style-name="Source_Text">c</text:span> on the left (or removing elements from the right).</text:p>
      <text:p text:style-name="P515">blsq ) {3 4 5}4 1P[</text:p>
      <text:p text:style-name="P516">{1 3 4 5}</text:p>
      <text:p text:style-name="P517">blsq ) {3 4 5 6 7}4 1P[</text:p>
      <text:p text:style-name="P518">{3 4 5 6}</text:p>
      <text:p text:style-name="First_20_paragraph"><text:span text:style-name="Source_Text">String a, Int b, Char c:</text:span> Pad <text:span text:style-name="Source_Text">a</text:span> to length <text:span text:style-name="Source_Text">b</text:span> by inserting <text:span text:style-name="Source_Text">c</text:span> on the left (or removing characters from the right).</text:p>
      <text:p text:style-name="P519">blsq ) "12"4' P[</text:p>
      <text:p text:style-name="P520">" <text:s text:c="1"/>12"</text:p>
      <text:p text:style-name="P521">blsq ) "12345"4' P[</text:p>
      <text:p text:style-name="P522">"1234"</text:p>
      <text:h text:style-name="Heading_20_3" text:outline-level="3"><text:bookmark-start text:name="padright-p"/>PadRight <text:span text:style-name="Source_Text">[P</text:span><text:bookmark-end text:name="padright-p"/></text:h>
      <text:p text:style-name="First_20_paragraph"><text:span text:style-name="Source_Text">Block a, Int b, Any c:</text:span> Pad <text:span text:style-name="Source_Text">a</text:span> to length <text:span text:style-name="Source_Text">b</text:span> by inserting <text:span text:style-name="Source_Text">c</text:span> on the right (or removing elements from the right).</text:p>
      <text:p text:style-name="P523">blsq ) {3 4 5}4 1[P</text:p>
      <text:p text:style-name="P524">{3 4 5 1}</text:p>
      <text:p text:style-name="P525">blsq ) {3 4 5 6 7}4 1[P</text:p>
      <text:p text:style-name="P526">{3 4 5 6}</text:p>
      <text:p text:style-name="First_20_paragraph"><text:span text:style-name="Source_Text">String a, Int b, Char c:</text:span> Pad <text:span text:style-name="Source_Text">a</text:span> to length <text:span text:style-name="Source_Text">b</text:span> by inserting <text:span text:style-name="Source_Text">c</text:span> on the right (or removing characters from the right).</text:p>
      <text:p text:style-name="P527">blsq ) "12345"4' [P</text:p>
      <text:p text:style-name="P528">"1234"</text:p>
      <text:p text:style-name="P529">blsq ) "12"4' [P</text:p>
      <text:p text:style-name="P530">"12 <text:s text:c="1"/>"</text:p>
      <text:h text:style-name="Heading_20_3" text:outline-level="3"><text:bookmark-start text:name="parse-ps"/>Parse <text:span text:style-name="Source_Text">ps</text:span><text:bookmark-end text:name="parse-ps"/></text:h>
      <text:p text:style-name="First_20_paragraph">This built-in auto-maps if the argument given is a Block.</text:p>
      <text:p text:style-name="Text_20_body"><text:span text:style-name="Source_Text">String a:</text:span> Tries to parse <text:span text:style-name="Source_Text">a</text:span> with the Burlesque parser. (Tries to parse <text:span text:style-name="Source_Text">a</text:span> as Burlesque code). Returns a Block.</text:p>
      <text:p text:style-name="P531">blsq ) "5"ps</text:p>
      <text:p text:style-name="P532">{5}</text:p>
      <text:p text:style-name="P533">blsq ) "5 3.0.+"ps</text:p>
      <text:p text:style-name="P534">{5 3.0 .+}</text:p>
      <text:p text:style-name="P535">blsq ) "{5 3.0.+}m["ps</text:p>
      <text:p text:style-name="P536">{{5 3.0 .+} m[}</text:p>
      <text:p text:style-name="First_20_paragraph"><text:span text:style-name="T2">Authors’ Notes:</text:span> This built-in is handy. Instead of doing something like:</text:p>
      <text:p text:style-name="P537">blsq ) "5 3 6 7"wdri++</text:p>
      <text:p text:style-name="P538">21</text:p>
      <text:p text:style-name="First_20_paragraph">you can just do:</text:p>
      <text:p text:style-name="P539">blsq ) "5 3 6 7"ps++</text:p>
      <text:p text:style-name="P540">21</text:p>
      <text:h text:style-name="Heading_20_3" text:outline-level="3"><text:bookmark-start text:name="pop-vv"/>Pop <text:span text:style-name="Source_Text">vv</text:span><text:bookmark-end text:name="pop-vv"/></text:h>
      <text:p text:style-name="First_20_paragraph">Removes the element on top of the stack.</text:p>
      <text:p text:style-name="P541">blsq ) 1 2</text:p>
      <text:p text:style-name="P542">2</text:p>
      <text:p text:style-name="P543">1</text:p>
      <text:p text:style-name="P544">blsq ) 1 2vv</text:p>
      <text:p text:style-name="P545">1</text:p>
      <text:p text:style-name="First_20_paragraph"><text:span text:style-name="T2">Authors’ Notes:</text:span> If there only is one element on top of the stack using <text:span text:style-name="Source_Text">,</text:span> is shorter.</text:p>
      <text:h text:style-name="Heading_20_3" text:outline-level="3"><text:bookmark-start text:name="popswap-v"/>PopSwap <text:span text:style-name="Source_Text">v/</text:span><text:bookmark-end text:name="popswap-v"/></text:h>
      <text:p text:style-name="First_20_paragraph"><text:span text:style-name="T1">Defined as:</text:span> <text:span text:style-name="Source_Text">vv\/</text:span>.</text:p>
      <text:p text:style-name="P546">blsq ) 1 2 3 4v/</text:p>
      <text:p text:style-name="P547">2</text:p>
      <text:p text:style-name="P548">3</text:p>
      <text:p text:style-name="P549">1</text:p>
      <text:p text:style-name="P550">blsq ) 1 2 3 4vv\/</text:p>
      <text:p text:style-name="P551">2</text:p>
      <text:p text:style-name="P552">3</text:p>
      <text:p text:style-name="P553">1</text:p>
      <text:h text:style-name="Heading_20_3" text:outline-level="3"><text:bookmark-start text:name="pow"/>Pow <text:span text:style-name="Source_Text">**</text:span><text:bookmark-end text:name="pow"/></text:h>
      <text:p text:style-name="First_20_paragraph"><text:span text:style-name="Source_Text">Int a, Int b:</text:span> Returns <text:span text:style-name="Source_Text">a</text:span> to the power of <text:span text:style-name="Source_Text">b</text:span> (<text:span text:style-name="Source_Text">a ^ b</text:span>).</text:p>
      <text:p text:style-name="P554">blsq ) 2 3**</text:p>
      <text:p text:style-name="P555">8</text:p>
      <text:p text:style-name="First_20_paragraph"><text:span text:style-name="Source_Text">Double a, Double b:</text:span> Returns <text:span text:style-name="Source_Text">a</text:span> to the power of <text:span text:style-name="Source_Text">b</text:span> (<text:span text:style-name="Source_Text">a ^ b</text:span>).</text:p>
      <text:p text:style-name="P556">blsq ) 4.0 3.0**</text:p>
      <text:p text:style-name="P557">64.0</text:p>
      <text:p text:style-name="First_20_paragraph"><text:span text:style-name="Source_Text">Block a, Block b:</text:span> Merges <text:span text:style-name="Source_Text">a</text:span> and <text:span text:style-name="Source_Text">b</text:span>. <text:span text:style-name="Source_Text">c = a_1, b_1, a_2, b_2</text:span></text:p>
      <text:p text:style-name="P558">blsq ) {1 2 3}{4 5 6}**</text:p>
      <text:p text:style-name="P559">{1 4 2 5 3 6}</text:p>
      <text:p text:style-name="First_20_paragraph"><text:span text:style-name="Source_Text">String a, String b:</text:span> Merges <text:span text:style-name="Source_Text">a</text:span> and <text:span text:style-name="Source_Text">b</text:span>.</text:p>
      <text:p text:style-name="P560">blsq ) "123""456"**</text:p>
      <text:p text:style-name="P561">"142536"</text:p>
      <text:p text:style-name="First_20_paragraph"><text:span text:style-name="Source_Text">Char a:</text:span> Returns the unicode codepoint of <text:span text:style-name="Source_Text">a</text:span> as an Integer.</text:p>
      <text:p text:style-name="P562">blsq ) 'A**</text:p>
      <text:p text:style-name="P563">65</text:p>
      <text:p text:style-name="P564">blsq ) 'a**</text:p>
      <text:p text:style-name="P565">97</text:p>
      <text:h text:style-name="Heading_20_3" text:outline-level="3"><text:bookmark-start text:name="prefixof"/>PrefixOf <text:span text:style-name="Source_Text">~!</text:span><text:bookmark-end text:name="prefixof"/></text:h>
      <text:p text:style-name="First_20_paragraph"><text:span text:style-name="Source_Text">Block a, Block b:</text:span> Returns 1 if <text:span text:style-name="Source_Text">b</text:span> is a prefix of <text:span text:style-name="Source_Text">a</text:span> otherwise returns 0.</text:p>
      <text:p text:style-name="P566">blsq ) {1 4 3 2}{1 4}~!</text:p>
      <text:p text:style-name="P567">1</text:p>
      <text:p text:style-name="P568">blsq ) {1 4 3 2}{4 3}~!</text:p>
      <text:p text:style-name="P569">0</text:p>
      <text:p text:style-name="First_20_paragraph"><text:span text:style-name="Source_Text">String a, String b:</text:span> Returns 1 if <text:span text:style-name="Source_Text">b</text:span> is a prefix of <text:span text:style-name="Source_Text">a</text:span> otherwise returns 0.</text:p>
      <text:p text:style-name="P570">blsq ) "http://mroman.ch" "http://"~!</text:p>
      <text:p text:style-name="P571">1</text:p>
      <text:p text:style-name="P572">blsq ) "http://mroman.ch" "https://"~!</text:p>
      <text:p text:style-name="P573">0</text:p>
      <text:p text:style-name="First_20_paragraph"><text:span text:style-name="Source_Text">Int a, Int b:</text:span> Returns 1 if <text:span text:style-name="Source_Text">b</text:span> is a prefix of <text:span text:style-name="Source_Text">a</text:span> otherwise returns 0 (works on absolute values).</text:p>
      <text:p text:style-name="P574">blsq ) 1991 91~!</text:p>
      <text:p text:style-name="P575">0</text:p>
      <text:p text:style-name="P576">blsq ) 1991 199~!</text:p>
      <text:p text:style-name="P577">1</text:p>
      <text:h text:style-name="Heading_20_3" text:outline-level="3"><text:bookmark-start text:name="prepend"/>Prepend <text:span text:style-name="Source_Text">+]</text:span><text:bookmark-end text:name="prepend"/></text:h>
      <text:p text:style-name="First_20_paragraph"><text:span text:style-name="Source_Text">Block a, Any b:</text:span> Prepend <text:span text:style-name="Source_Text">b</text:span> to <text:span text:style-name="Source_Text">a</text:span>.</text:p>
      <text:p text:style-name="P578">blsq ) {1 2}3+]</text:p>
      <text:p text:style-name="P579">{3 1 2}</text:p>
      <text:p text:style-name="First_20_paragraph"><text:span text:style-name="Source_Text">String a, Char b:</text:span> Prepend <text:span text:style-name="Source_Text">b</text:span> to <text:span text:style-name="Source_Text">a</text:span>.</text:p>
      <text:p text:style-name="P580">blsq ) "ab"'c+]</text:p>
      <text:p text:style-name="P581">"cab"</text:p>
      <text:p text:style-name="First_20_paragraph"><text:span text:style-name="Source_Text">Int a, Int b:</text:span> Prepends <text:span text:style-name="Source_Text">b</text:span> to <text:span text:style-name="Source_Text">a</text:span> (result is an Integer).</text:p>
      <text:p text:style-name="P582">blsq ) 12 23+]</text:p>
      <text:p text:style-name="P583">2312</text:p>
      <text:h text:style-name="Heading_20_3" text:outline-level="3"><text:bookmark-start text:name="pretty-sh"/>Pretty <text:span text:style-name="Source_Text">sh</text:span><text:bookmark-end text:name="pretty-sh"/></text:h>
      <text:p text:style-name="First_20_paragraph"><text:span text:style-name="Source_Text">Any a:</text:span> Convert to a Pretty with format <text:span text:style-name="T1">Normal</text:span>.</text:p>
      <text:p text:style-name="P584">blsq ) "abc\ndef"sh</text:p>
      <text:p text:style-name="P585">abc</text:p>
      <text:p text:style-name="P586">def</text:p>
      <text:p text:style-name="P587">blsq ) {1 2 3}</text:p>
      <text:p text:style-name="P588">{1 2 3}</text:p>
      <text:p text:style-name="P589">blsq ) {1 2 3}sh</text:p>
      <text:p text:style-name="P590">[1, 2, 3]</text:p>
      <text:p text:style-name="P591">blsq ) 5.0</text:p>
      <text:p text:style-name="P592">5.0</text:p>
      <text:p text:style-name="P593">blsq ) 5.0sh</text:p>
      <text:p text:style-name="P594">5.0</text:p>
      <text:h text:style-name="Heading_20_3" text:outline-level="3"><text:bookmark-start text:name="prettyformatfromformat-sh"/>PrettyFormatFromFormat <text:span text:style-name="Source_Text">SH</text:span><text:bookmark-end text:name="prettyformatfromformat-sh"/></text:h>
      <text:p text:style-name="First_20_paragraph"><text:span text:style-name="T1">Defined as:</text:span> <text:span text:style-name="Source_Text">jshjFf</text:span>. Can be used to convert something to a String with a specified format.</text:p>
      <text:p text:style-name="P595">blsq ) {1 2 {3 4}}2SH</text:p>
      <text:p text:style-name="P596">"[1 2 [3 4]]"</text:p>
      <text:p text:style-name="P597">blsq ) {1 2 {3 4}}1SH</text:p>
      <text:p text:style-name="P598">"[1,2,[3,4]]"</text:p>
      <text:h text:style-name="Heading_20_3" text:outline-level="3"><text:bookmark-start text:name="prettyfromformat-sh"/>PrettyFromFormat <text:span text:style-name="Source_Text">Sh</text:span><text:bookmark-end text:name="prettyfromformat-sh"/></text:h>
      <text:p text:style-name="First_20_paragraph"><text:span text:style-name="T1">Defined as:</text:span> <text:span text:style-name="Source_Text">shff</text:span>. Can be used to convert something to a String with format <text:span text:style-name="Source_Text">Normal</text:span>.</text:p>
      <text:p text:style-name="P599">blsq ) {1 2 3}Sh</text:p>
      <text:p text:style-name="P600">"[1, 2, 3]"</text:p>
      <text:h text:style-name="Heading_20_3" text:outline-level="3"><text:bookmark-start text:name="prettypretty-sh"/>PrettyPretty <text:span text:style-name="Source_Text">sH</text:span><text:bookmark-end text:name="prettypretty-sh"/></text:h>
      <text:p text:style-name="First_20_paragraph"><text:span text:style-name="T1">Defined as:</text:span> <text:span text:style-name="Source_Text">SHsh</text:span>. Can be used to convert something for display with a specified format.</text:p>
      <text:p text:style-name="P601">blsq ) {1 2 {3 4}}1sH</text:p>
      <text:p text:style-name="P602">[1,2,[3,4]]</text:p>
      <text:h text:style-name="Heading_20_3" text:outline-level="3"><text:bookmark-start text:name="product-pd"/>Product <text:span text:style-name="Source_Text">pd</text:span><text:bookmark-end text:name="product-pd"/></text:h>
      <text:p text:style-name="First_20_paragraph"><text:span text:style-name="Source_Text">Block {}:</text:span> <text:span text:style-name="T1">Defined as:</text:span> <text:span text:style-name="Source_Text">1</text:span>. The product of an empty block is one.</text:p>
      <text:p text:style-name="Text_20_body"><text:span text:style-name="Source_Text">Block a:</text:span> <text:span text:style-name="T1">Defined as:</text:span> <text:span text:style-name="Source_Text">{.*}r[</text:span>. Calculates the product of a Block.</text:p>
      <text:p text:style-name="P603">blsq ) {1 2 3 4}{.*}r[</text:p>
      <text:p text:style-name="P604">24</text:p>
      <text:p text:style-name="P605">blsq ) {1 2 3 4}pd</text:p>
      <text:p text:style-name="P606">24</text:p>
      <text:p text:style-name="P607">blsq ) {1 2 3.0 4}pd</text:p>
      <text:p text:style-name="P608">24.0</text:p>
      <text:p text:style-name="First_20_paragraph"><text:span text:style-name="Source_Text">Int a:</text:span> <text:span text:style-name="T1">Defined as:</text:span> <text:span text:style-name="Source_Text">Shrd</text:span>. Converts to double.</text:p>
      <text:p text:style-name="P609">blsq ) 5Shrd</text:p>
      <text:p text:style-name="P610">5.0</text:p>
      <text:p text:style-name="P611">blsq ) 5pd</text:p>
      <text:p text:style-name="P612">5.0</text:p>
      <text:p text:style-name="P613">blsq ) 5rd</text:p>
      <text:p text:style-name="P614">5.0</text:p>
      <text:p text:style-name="First_20_paragraph"><text:span text:style-name="Source_Text">Double a:</text:span> Ceiling of <text:span text:style-name="Source_Text">a</text:span> as Integer.</text:p>
      <text:p text:style-name="P615">blsq ) 1.1pd</text:p>
      <text:p text:style-name="P616">2</text:p>
      <text:p text:style-name="First_20_paragraph"><text:span text:style-name="T2">Authors’ Notes:</text:span> If you want ceiling of <text:span text:style-name="Source_Text">a</text:span> as Double use <text:span text:style-name="Source_Text">cl</text:span>.</text:p>
      <text:h text:style-name="Heading_20_3" text:outline-level="3"><text:bookmark-start text:name="productmany-pd"/>ProductMany <text:span text:style-name="Source_Text">PD</text:span><text:bookmark-end text:name="productmany-pd"/></text:h>
      <text:p text:style-name="First_20_paragraph"><text:span text:style-name="T1">Defined as:</text:span> <text:span text:style-name="Source_Text">{pd}m[</text:span>. Just maps <text:span text:style-name="Source_Text">pd</text:span> over a Block.</text:p>
      <text:p text:style-name="P617">blsq ) {{1 2 3} 5 {2 4}}{pd}m[</text:p>
      <text:p text:style-name="P618">{6 5.0 8}</text:p>
      <text:p text:style-name="P619">blsq ) {{1 2 3} 5 {2 4}}PD</text:p>
      <text:p text:style-name="P620">{6 5.0 8}</text:p>
      <text:p text:style-name="First_20_paragraph"><text:span text:style-name="T2">Authors’ Notes:</text:span> Can be used as a shortcut for <text:span text:style-name="Source_Text">)pd</text:span>. Otherwise this built-in doesn’t offer too much over <text:span text:style-name="Source_Text">rd</text:span> as <text:span text:style-name="Source_Text">rd</text:span> auto-maps.</text:p>
      <text:h text:style-name="Heading_20_3" text:outline-level="3"><text:bookmark-start text:name="pushmany-p"/>PushMany <text:span text:style-name="Source_Text">^p</text:span><text:bookmark-end text:name="pushmany-p"/></text:h>
      <text:p text:style-name="First_20_paragraph"><text:span text:style-name="Source_Text">Block a:</text:span> Pushes every element in <text:span text:style-name="Source_Text">a</text:span> to the stack.</text:p>
      <text:p text:style-name="P621">blsq ) 'a{1 2 3}^p</text:p>
      <text:p text:style-name="P622">3</text:p>
      <text:p text:style-name="P623">2</text:p>
      <text:p text:style-name="P624">1</text:p>
      <text:p text:style-name="P625">'a</text:p>
      <text:h text:style-name="Heading_20_3" text:outline-level="3"><text:bookmark-start text:name="pushmanyreverse-p"/>PushManyReverse <text:span text:style-name="Source_Text">p^</text:span><text:bookmark-end text:name="pushmanyreverse-p"/></text:h>
      <text:p text:style-name="First_20_paragraph"><text:span text:style-name="Source_Text">Block a:</text:span> Pushes every element in <text:span text:style-name="Source_Text">a</text:span> to the stack in reversed order.</text:p>
      <text:p text:style-name="P626">blsq ) 'a{1 2 3}p^</text:p>
      <text:p text:style-name="P627">1</text:p>
      <text:p text:style-name="P628">2</text:p>
      <text:p text:style-name="P629">3</text:p>
      <text:p text:style-name="P630">'a</text:p>
      <text:h text:style-name="Heading_20_3" text:outline-level="3"><text:bookmark-start text:name="range-r"/>Range <text:span text:style-name="Source_Text">r@</text:span><text:bookmark-end text:name="range-r"/></text:h>
      <text:p text:style-name="First_20_paragraph"><text:span text:style-name="Source_Text">Int a, Int b:</text:span> Generates a Block containing the numbers <text:span text:style-name="Source_Text">a</text:span> through <text:span text:style-name="Source_Text">b</text:span>.</text:p>
      <text:p text:style-name="P631">blsq ) 1 10r@</text:p>
      <text:p text:style-name="P632">{1 2 3 4 5 6 7 8 9 10}</text:p>
      <text:p text:style-name="First_20_paragraph"><text:span text:style-name="Source_Text">Char a, Char b:</text:span> Generates a Block containing the characters <text:span text:style-name="Source_Text">a</text:span> through <text:span text:style-name="Source_Text">b</text:span>.</text:p>
      <text:p text:style-name="P633">blsq ) 'a'zr@</text:p>
      <text:p text:style-name="P634">{'a 'b 'c 'd 'e 'f 'g 'h 'i 'j 'k 'l 'm 'n 'o 'p 'q 'r 's 't 'u 'v 'w 'x 'y 'z}</text:p>
      <text:p text:style-name="First_20_paragraph"><text:span text:style-name="T2">Authors’ Notes:</text:span> Use <text:span text:style-name="T1">RangeConcat</text:span> if you need a String.</text:p>
      <text:p text:style-name="Text_20_body"><text:span text:style-name="Source_Text">Double a:</text:span> Square root of <text:span text:style-name="Source_Text">a</text:span>.</text:p>
      <text:p text:style-name="P635">blsq ) 64.0r@</text:p>
      <text:p text:style-name="P636">8.0</text:p>
      <text:p text:style-name="First_20_paragraph"><text:span text:style-name="Source_Text">String a:</text:span> Returns a Block with all permutations of <text:span text:style-name="Source_Text">a</text:span>.</text:p>
      <text:p text:style-name="P637">blsq ) "abc"r@</text:p>
      <text:p text:style-name="P638">{"abc" "bac" "cba" "bca" "cab" "acb"}</text:p>
      <text:p text:style-name="First_20_paragraph"><text:span text:style-name="Source_Text">Block a:</text:span> Returns a Block with all permutations of <text:span text:style-name="Source_Text">a</text:span>.</text:p>
      <text:p text:style-name="P639">blsq ) {1 0 9}r@</text:p>
      <text:p text:style-name="P640">{{1 0 9} {0 1 9} {9 0 1} {0 9 1} {9 1 0} {1 9 0}}</text:p>
      <text:h text:style-name="Heading_20_3" text:outline-level="3"><text:bookmark-start text:name="rangeinfinity-r"/>RangeInfinity <text:span text:style-name="Source_Text">R@</text:span><text:bookmark-end text:name="rangeinfinity-r"/></text:h>
      <text:p text:style-name="First_20_paragraph"><text:span text:style-name="Source_Text">Str a:</text:span> All subsequences of <text:span text:style-name="Source_Text">a</text:span>.</text:p>
      <text:p text:style-name="P641">blsq ) "abc"R@</text:p>
      <text:p text:style-name="P642">{"" "a" "b" "ab" "c" "ac" "bc" "abc"}</text:p>
      <text:p text:style-name="First_20_paragraph"><text:span text:style-name="Source_Text">Block a:</text:span> All subsequences of <text:span text:style-name="Source_Text">a</text:span>.</text:p>
      <text:p text:style-name="P643">blsq ) {1 2 3}R@</text:p>
      <text:p text:style-name="P644">{{} {1} {2} {1 2} {3} {1 3} {2 3} {1 2 3}}</text:p>
      <text:p text:style-name="First_20_paragraph"><text:span text:style-name="Source_Text">Int a:</text:span> Generates a Block containing the numbers <text:span text:style-name="Source_Text">a</text:span> to Infinity.</text:p>
      <text:p text:style-name="P645">blsq ) 5R@10.+</text:p>
      <text:p text:style-name="P646">{5 6 7 8 9 10 11 12 13 14}</text:p>
      <text:h text:style-name="Heading_20_3" text:outline-level="3"><text:bookmark-start text:name="readarray-ra"/>ReadArray <text:span text:style-name="Source_Text">ra</text:span><text:bookmark-end text:name="readarray-ra"/></text:h>
      <text:p text:style-name="First_20_paragraph">This built-in auto-maps if the argument given is a Block.</text:p>
      <text:p text:style-name="Text_20_body"><text:span text:style-name="Source_Text">String a:</text:span> Parses an array in <text:span text:style-name="Source_Text">[,]</text:span>-notation.</text:p>
      <text:p text:style-name="P647">blsq ) "[1,2,3]"ra</text:p>
      <text:p text:style-name="P648">{1 2 3}</text:p>
      <text:p text:style-name="P649">blsq ) "[1,[2,4],3]"ra</text:p>
      <text:p text:style-name="P650">{1 {2 4} 3}</text:p>
      <text:p text:style-name="P651">blsq ) "[1,[2 4],3]"ra</text:p>
      <text:p text:style-name="P652">{1 {2 4} 3}</text:p>
      <text:p text:style-name="P653">blsq ) "[1,[2 4],,,,3]"ra</text:p>
      <text:p text:style-name="P654">{1 {2 4} 3}</text:p>
      <text:p text:style-name="First_20_paragraph">It should be noted that <text:span text:style-name="Source_Text">,</text:span> are optional and multiple <text:span text:style-name="Source_Text">,</text:span> will be skipped as well. Nesting is supported.</text:p>
      <text:p text:style-name="Text_20_body"><text:span text:style-name="Source_Text">Char a:</text:span> Returns 1 iff <text:span text:style-name="Source_Text">a</text:span> is space, else returns 0.</text:p>
      <text:p text:style-name="P655">blsq ) " \t\ra0"{ra}m[</text:p>
      <text:p text:style-name="P656">{1 1 1 0 0}</text:p>
      <text:h text:style-name="Heading_20_3" text:outline-level="3"><text:bookmark-start text:name="readdouble-rd"/>ReadDouble <text:span text:style-name="Source_Text">rd</text:span><text:bookmark-end text:name="readdouble-rd"/></text:h>
      <text:p text:style-name="First_20_paragraph">This built-in auto-maps if the argument given is a Block.</text:p>
      <text:p text:style-name="Text_20_body"><text:span text:style-name="Source_Text">String a:</text:span> Converts <text:span text:style-name="Source_Text">a</text:span> to Double.</text:p>
      <text:p text:style-name="P657">blsq ) "3.0"rd</text:p>
      <text:p text:style-name="P658">3.0</text:p>
      <text:p text:style-name="First_20_paragraph"><text:span text:style-name="Source_Text">Int a:</text:span> <text:span text:style-name="T1">Defined as:</text:span> <text:span text:style-name="Source_Text">pd</text:span>.</text:p>
      <text:p text:style-name="Text_20_body"><text:span text:style-name="Source_Text">Double a:</text:span> No operation.</text:p>
      <text:p text:style-name="P659">blsq ) 3.1rd</text:p>
      <text:p text:style-name="P660">3.1</text:p>
      <text:p text:style-name="First_20_paragraph"><text:span text:style-name="Source_Text">Char a:</text:span> Returns 1 iff <text:span text:style-name="Source_Text">a</text:span> is alpha, else returns 0.</text:p>
      <text:p text:style-name="P661">blsq ) 'ard</text:p>
      <text:p text:style-name="P662">1</text:p>
      <text:p text:style-name="P663">blsq ) '1rd</text:p>
      <text:p text:style-name="P664">0</text:p>
      <text:p text:style-name="First_20_paragraph"><text:span text:style-name="T2">Authors’ Notes:</text:span> This built-in is useful to convert every element in a Block to a Double:</text:p>
      <text:p text:style-name="P665">blsq ) {3.0 5 "3.14"}rd</text:p>
      <text:p text:style-name="P666">{3.0 5.0 3.14}</text:p>
      <text:h text:style-name="Heading_20_3" text:outline-level="3"><text:bookmark-start text:name="readint-ri"/>ReadInt <text:span text:style-name="Source_Text">ri</text:span><text:bookmark-end text:name="readint-ri"/></text:h>
      <text:p text:style-name="First_20_paragraph">This built-in auto-maps if the argument given is a Block.</text:p>
      <text:p text:style-name="Text_20_body"><text:span text:style-name="Source_Text">String a:</text:span> Converts <text:span text:style-name="Source_Text">a</text:span> to Int.</text:p>
      <text:p text:style-name="P667">blsq ) "100"ri</text:p>
      <text:p text:style-name="P668">100</text:p>
      <text:p text:style-name="P669">blsq ) "-101"ri</text:p>
      <text:p text:style-name="P670">-101</text:p>
      <text:p text:style-name="First_20_paragraph"><text:span text:style-name="Source_Text">Int a:</text:span> No operation.</text:p>
      <text:p text:style-name="P671">blsq ) 5ri</text:p>
      <text:p text:style-name="P672">5</text:p>
      <text:p text:style-name="P673">blsq ) -5ri</text:p>
      <text:p text:style-name="P674">-5</text:p>
      <text:p text:style-name="First_20_paragraph"><text:span text:style-name="Source_Text">Double a:</text:span> <text:span text:style-name="T1">Defined as:</text:span> <text:span text:style-name="Source_Text">av</text:span>.</text:p>
      <text:p text:style-name="Text_20_body"><text:span text:style-name="Source_Text">Char a:</text:span> Returns 1 iff <text:span text:style-name="Source_Text">a</text:span> is alpha numeric, else returns 0.</text:p>
      <text:p text:style-name="P675">blsq ) 'ari</text:p>
      <text:p text:style-name="P676">1</text:p>
      <text:p text:style-name="P677">blsq ) '1ri</text:p>
      <text:p text:style-name="P678">1</text:p>
      <text:p text:style-name="P679">blsq ) '.ri</text:p>
      <text:p text:style-name="P680">0</text:p>
      <text:p text:style-name="First_20_paragraph"><text:span text:style-name="T2">Authors’ Notes:</text:span> This built-in is useful to convert every element in a Block to an Integer:</text:p>
      <text:p text:style-name="P681">blsq ) {"12" 12.0 13 12.7}ri</text:p>
      <text:p text:style-name="P682">{12 12 13 12}</text:p>
      <text:p text:style-name="First_20_paragraph">However, Doubles are not rounded to the nearest Integer but are truncated. Rounding everything to the nearest Integer can be done with for example <text:span text:style-name="Source_Text">rd)R_</text:span>.</text:p>
      <text:h text:style-name="Heading_20_3" text:outline-level="3"><text:bookmark-start text:name="reduce-r"/>Reduce <text:span text:style-name="Source_Text">r[</text:span><text:bookmark-end text:name="reduce-r"/></text:h>
      <text:p text:style-name="First_20_paragraph"><text:span text:style-name="Source_Text">Block a, Block f:</text:span> Takes the first element of <text:span text:style-name="Source_Text">a</text:span> and the second element of <text:span text:style-name="Source_Text">a</text:span>, applies <text:span text:style-name="Source_Text">f</text:span>, takes the next element of <text:span text:style-name="Source_Text">a</text:span> and applies <text:span text:style-name="Source_Text">f</text:span> again and continues like that. More symbolically speaking <text:span text:style-name="Source_Text">{1 2 3 4}{.+}r[</text:span> becomes <text:span text:style-name="Source_Text">1 2 .+ 3 .+ 4 .+</text:span>, <text:span text:style-name="Source_Text">{1 2 3 5}{?-}r[</text:span> becomes <text:span text:style-name="Source_Text">1 2 ?- 3 ?- 4?-</text:span> and so forth.</text:p>
      <text:p text:style-name="P683">blsq ) {1 2 3 4}{.+}r[</text:p>
      <text:p text:style-name="P684">10</text:p>
      <text:p text:style-name="P685">blsq ) {1 2 3 4}{.*}r[</text:p>
      <text:p text:style-name="P686">24</text:p>
      <text:h text:style-name="Heading_20_3" text:outline-level="3"><text:bookmark-start text:name="replace-r"/>Replace <text:span text:style-name="Source_Text">r~</text:span><text:bookmark-end text:name="replace-r"/></text:h>
      <text:p text:style-name="First_20_paragraph"><text:span text:style-name="Source_Text">Block a, Any b, Any c:</text:span> Replaces every occurence of <text:span text:style-name="Source_Text">b</text:span> in <text:span text:style-name="Source_Text">a</text:span> with <text:span text:style-name="Source_Text">c</text:span>.</text:p>
      <text:p text:style-name="P687">blsq ) {1 2 3 1 4}1 9r~</text:p>
      <text:p text:style-name="P688">{9 2 3 9 4}</text:p>
      <text:p text:style-name="First_20_paragraph"><text:span text:style-name="Source_Text">String a, Char b, Char c:</text:span> Replaces every occurence of <text:span text:style-name="Source_Text">b</text:span> in <text:span text:style-name="Source_Text">a</text:span> with <text:span text:style-name="Source_Text">c</text:span>.</text:p>
      <text:p text:style-name="P689">blsq ) "hello"'l'!r~</text:p>
      <text:p text:style-name="P690">"he!!o"</text:p>
      <text:p text:style-name="First_20_paragraph"><text:span text:style-name="Source_Text">String a, String b, String c:</text:span> Replaces every occurence of <text:span text:style-name="Source_Text">b</text:span> in <text:span text:style-name="Source_Text">a</text:span> with <text:span text:style-name="Source_Text">c</text:span>.</text:p>
      <text:p text:style-name="P691">blsq ) "hi there hi go""hi""bye"r~</text:p>
      <text:p text:style-name="P692">"bye there bye go"</text:p>
      <text:p text:style-name="First_20_paragraph"><text:span text:style-name="Source_Text">Int a, Int b, Int c:</text:span> Replaces every occurence of <text:span text:style-name="Source_Text">b</text:span> in <text:span text:style-name="Source_Text">a</text:span> with <text:span text:style-name="Source_Text">c</text:span> (works on absolute values).</text:p>
      <text:p text:style-name="P693">blsq ) -1334336 33 10r~</text:p>
      <text:p text:style-name="P694">1104106</text:p>
      <text:h text:style-name="Heading_20_3" text:outline-level="3"><text:bookmark-start text:name="replaceregex-r"/>ReplaceRegex <text:span text:style-name="Source_Text">R~</text:span><text:bookmark-end text:name="replaceregex-r"/></text:h>
      <text:p text:style-name="First_20_paragraph"><text:span text:style-name="Source_Text">String str, String repl, String regex:</text:span> Replaces every match of <text:span text:style-name="Source_Text">regex</text:span> with <text:span text:style-name="Source_Text">repl</text:span>.</text:p>
      <text:p text:style-name="P695">blsq ) "Year 2014.""X""[[:digit:]]"R~</text:p>
      <text:p text:style-name="P696">"Year XXXX."</text:p>
      <text:p text:style-name="P697">blsq ) "Year 2014.""X""[0-3]"R~</text:p>
      <text:p text:style-name="P698">"Year XXX4."</text:p>
      <text:p text:style-name="P699">blsq ) "Year 2014.""__""[a-z]|[0-3]{2}"R~</text:p>
      <text:p text:style-name="P700">"Y______ __14."</text:p>
      <text:h text:style-name="Heading_20_3" text:outline-level="3"><text:bookmark-start text:name="reverse--"/>Reverse <text:span text:style-name="Source_Text">&lt;-</text:span><text:bookmark-end text:name="reverse--"/></text:h>
      <text:p text:style-name="First_20_paragraph"><text:span text:style-name="Source_Text">String a:</text:span> Reverses <text:span text:style-name="Source_Text">a</text:span>.</text:p>
      <text:p text:style-name="P701">blsq ) "123"&lt;-</text:p>
      <text:p text:style-name="P702">"321"</text:p>
      <text:p text:style-name="First_20_paragraph"><text:span text:style-name="Source_Text">Block a:</text:span> Reverses <text:span text:style-name="Source_Text">a</text:span>.</text:p>
      <text:p text:style-name="P703">blsq ) {4 5 6}&lt;-</text:p>
      <text:p text:style-name="P704">{6 5 4}</text:p>
      <text:p text:style-name="First_20_paragraph"><text:span text:style-name="Source_Text">Int a:</text:span> Reverses the digits of an Integer. (Works on absolute value).</text:p>
      <text:p text:style-name="P705">blsq ) -123&lt;-</text:p>
      <text:p text:style-name="P706">321</text:p>
      <text:p text:style-name="First_20_paragraph"><text:span text:style-name="Source_Text">Char a:</text:span> Inverts case.</text:p>
      <text:p text:style-name="P707">blsq ) 'a&lt;-</text:p>
      <text:p text:style-name="P708">'A</text:p>
      <text:p text:style-name="P709">blsq ) 'B&lt;-</text:p>
      <text:p text:style-name="P710">'b</text:p>
      <text:h text:style-name="Heading_20_3" text:outline-level="3"><text:bookmark-start text:name="round-r_"/>Round <text:span text:style-name="Source_Text">r_</text:span><text:bookmark-end text:name="round-r_"/></text:h>
      <text:p text:style-name="First_20_paragraph">This built-in accepts a Block as first argument, in which case an auto-map is performed.</text:p>
      <text:p text:style-name="Text_20_body"><text:span text:style-name="Source_Text">Double a, Int b:</text:span> Rounds <text:span text:style-name="Source_Text">a</text:span> to <text:span text:style-name="Source_Text">b</text:span> decimal points.</text:p>
      <text:p text:style-name="P711">blsq ) 3.12 2r_</text:p>
      <text:p text:style-name="P712">3.12</text:p>
      <text:p text:style-name="P713">blsq ) 3.19 2r_</text:p>
      <text:p text:style-name="P714">3.19</text:p>
      <text:p text:style-name="P715">blsq ) 3.5 0r_</text:p>
      <text:p text:style-name="P716">4.0</text:p>
      <text:p text:style-name="P717">blsq ) {3.5 3.4}0r_</text:p>
      <text:p text:style-name="P718">{4.0 3.0}</text:p>
      <text:h text:style-name="Heading_20_3" text:outline-level="3"><text:bookmark-start text:name="round2-r_"/>Round2 <text:span text:style-name="Source_Text">R_</text:span><text:bookmark-end text:name="round2-r_"/></text:h>
      <text:p text:style-name="First_20_paragraph"><text:span text:style-name="T1">Defined as:</text:span> <text:span text:style-name="Source_Text">0r_pd</text:span>.</text:p>
      <text:p text:style-name="P719">blsq ) {3.5 3.4}0r_pd</text:p>
      <text:p text:style-name="P720">12.0</text:p>
      <text:p text:style-name="P721">blsq ) {3.5 3.4}R_</text:p>
      <text:p text:style-name="P722">12.0</text:p>
      <text:p text:style-name="P723">blsq ) 5.5R_</text:p>
      <text:p text:style-name="P724">6</text:p>
      <text:p text:style-name="P725">blsq ) 5.3R_</text:p>
      <text:p text:style-name="P726">5</text:p>
      <text:p text:style-name="P727">blsq ) 5.3 0r_pd</text:p>
      <text:p text:style-name="P728">5</text:p>
      <text:p text:style-name="First_20_paragraph"><text:span text:style-name="T2">Authors’ Notes:</text:span> Even though <text:span text:style-name="Source_Text">r_</text:span> can auto-map this built-in won’t do the same <text:span text:style-name="T1">expected</text:span> job because <text:span text:style-name="Source_Text">pd</text:span> will calculate the product of a Block. You may however use this fact as a shortcut for example for <text:span text:style-name="Source_Text">{0r_}m[pd</text:span>. If you want to round every Double to the nearest Integer in a Block use <text:span text:style-name="Source_Text">)R_</text:span>.</text:p>
      <text:h text:style-name="Heading_20_3" text:outline-level="3"><text:bookmark-start text:name="signum-sn"/>Signum <text:span text:style-name="Source_Text">sn</text:span><text:bookmark-end text:name="signum-sn"/></text:h>
      <text:p text:style-name="First_20_paragraph"><text:span text:style-name="Source_Text">Int a:</text:span> Signum of <text:span text:style-name="Source_Text">a</text:span>. (-1 for negative, 1 for positive, 0 for zero).</text:p>
      <text:p text:style-name="P729">blsq ) -6sn6sn0sn</text:p>
      <text:p text:style-name="P730">0</text:p>
      <text:p text:style-name="P731">1</text:p>
      <text:p text:style-name="P732">-1</text:p>
      <text:p text:style-name="First_20_paragraph"><text:span text:style-name="Source_Text">Double a:</text:span> Signum of <text:span text:style-name="Source_Text">a</text:span>. (-1.0 for negative, 1.0 for positive, 0.0 for zero).</text:p>
      <text:p text:style-name="P733">blsq ) -6.0sn6.0sn0.0sn</text:p>
      <text:p text:style-name="P734">0.0</text:p>
      <text:p text:style-name="P735">1.0</text:p>
      <text:p text:style-name="P736">-1.0</text:p>
      <text:p text:style-name="First_20_paragraph"><text:span text:style-name="Source_Text">Char a:</text:span> Returns <text:span text:style-name="Source_Text">1</text:span> if <text:span text:style-name="Source_Text">a</text:span> is upper case else returns <text:span text:style-name="Source_Text">0</text:span>.</text:p>
      <text:p text:style-name="P737">blsq ) 'Bsn</text:p>
      <text:p text:style-name="P738">1</text:p>
      <text:p text:style-name="P739">blsq ) 'bsn</text:p>
      <text:p text:style-name="P740">0</text:p>
      <text:h text:style-name="Heading_20_3" text:outline-level="3"><text:bookmark-start text:name="smaller-."/>Smaller <text:span text:style-name="Source_Text">.&lt;</text:span><text:bookmark-end text:name="smaller-."/></text:h>
      <text:p text:style-name="First_20_paragraph"><text:span text:style-name="Source_Text">Any a, Any b:</text:span> Returns 1 if <text:span text:style-name="Source_Text">a &lt; b</text:span> else returns 0.</text:p>
      <text:p text:style-name="P741">blsq ) 2 3.&lt;</text:p>
      <text:p text:style-name="P742">1</text:p>
      <text:p text:style-name="P743">blsq ) 4 3.&lt;</text:p>
      <text:p text:style-name="P744">0</text:p>
      <text:p text:style-name="P745">blsq ) {1 2 3}{2 2 3}.&lt;</text:p>
      <text:p text:style-name="P746">1</text:p>
      <text:p text:style-name="First_20_paragraph"><text:span text:style-name="T2">Note:</text:span> Comparing values with different types may result in unexpected (but determinstic, thus not undefined) behaviour.</text:p>
      <text:h text:style-name="Heading_20_3" text:outline-level="3"><text:bookmark-start text:name="sort"/>Sort <text:span text:style-name="Source_Text">&gt;&lt;</text:span><text:bookmark-end text:name="sort"/></text:h>
      <text:p text:style-name="First_20_paragraph"><text:span text:style-name="Source_Text">Block a:</text:span> Sorts <text:span text:style-name="Source_Text">a</text:span> in ascending order.</text:p>
      <text:p text:style-name="P747">blsq ) {5 3 4}&gt;&lt;</text:p>
      <text:p text:style-name="P748">{3 4 5}</text:p>
      <text:p text:style-name="First_20_paragraph"><text:span text:style-name="Source_Text">Str a:</text:span> Sorts <text:span text:style-name="Source_Text">a</text:span> in ascending order.</text:p>
      <text:p text:style-name="P749">blsq ) "there"&gt;&lt;</text:p>
      <text:p text:style-name="P750">"eehrt"</text:p>
      <text:p text:style-name="First_20_paragraph"><text:span text:style-name="Source_Text">Int a:</text:span> Sorts <text:span text:style-name="Source_Text">a</text:span> in ascending order.</text:p>
      <text:p text:style-name="P751">blsq ) 3241&gt;&lt;</text:p>
      <text:p text:style-name="P752">1234</text:p>
      <text:p text:style-name="P753">blsq ) 32401&gt;&lt;</text:p>
      <text:p text:style-name="P754">1234</text:p>
      <text:p text:style-name="First_20_paragraph"><text:span text:style-name="T2">Notes:</text:span> Please be aware that this will remove zeroes as numbers don’t have leading zeroes.</text:p>
      <text:p text:style-name="Text_20_body"><text:span text:style-name="Source_Text">Char a:</text:span> Returns <text:span text:style-name="Source_Text">1</text:span> if <text:span text:style-name="Source_Text">a</text:span> is a digit, <text:span text:style-name="Source_Text">0</text:span> otherwise.</text:p>
      <text:p text:style-name="P755">blsq ) "ab10c")&gt;&lt;</text:p>
      <text:p text:style-name="P756">{0 0 1 1 0}</text:p>
      <text:h text:style-name="Heading_20_3" text:outline-level="3"><text:bookmark-start text:name="sortreverse"/>SortReverse <text:span text:style-name="Source_Text">&lt;&gt;</text:span><text:bookmark-end text:name="sortreverse"/></text:h>
      <text:p text:style-name="First_20_paragraph"><text:span text:style-name="T1">Defined as:</text:span> <text:span text:style-name="Source_Text">&gt;&lt;&lt;-</text:span></text:p>
      <text:p text:style-name="P757">blsq ) {5 3 0 9 7 8}&lt;&gt;</text:p>
      <text:p text:style-name="P758">{9 8 7 5 3 0}</text:p>
      <text:p text:style-name="P759">blsq ) {5 3 0 9 7 8}&gt;&lt;&lt;-</text:p>
      <text:p text:style-name="P760">{9 8 7 5 3 0}</text:p>
      <text:h text:style-name="Heading_20_3" text:outline-level="3"><text:bookmark-start text:name="split"/>Split <text:span text:style-name="Source_Text">;;</text:span><text:bookmark-end text:name="split"/></text:h>
      <text:p text:style-name="First_20_paragraph"><text:span text:style-name="Source_Text">Block a, Block b:</text:span> Split <text:span text:style-name="Source_Text">a</text:span> on <text:span text:style-name="Source_Text">b</text:span>.</text:p>
      <text:p text:style-name="P761">blsq ) {1 2 3 4 2 3 5 7 2 3 8}{2 3};;</text:p>
      <text:p text:style-name="P762">{{1} {4} {5 7} {8}}</text:p>
      <text:p text:style-name="First_20_paragraph"><text:span text:style-name="Source_Text">String a, String b:</text:span> Split <text:span text:style-name="Source_Text">a</text:span> on <text:span text:style-name="Source_Text">b</text:span>.</text:p>
      <text:p text:style-name="P763">blsq ) "Hello, world, is,"", ";;</text:p>
      <text:p text:style-name="P764">{"Hello" "world" "is,"}</text:p>
      <text:p text:style-name="First_20_paragraph"><text:span text:style-name="Source_Text">String a, Char b:</text:span> Split <text:span text:style-name="Source_Text">a</text:span> on <text:span text:style-name="Source_Text">b</text:span>.</text:p>
      <text:p text:style-name="P765">blsq ) "Hello"'l;;</text:p>
      <text:p text:style-name="P766">{"He" "" "o"}</text:p>
      <text:p text:style-name="First_20_paragraph"><text:span text:style-name="Source_Text">Char a, String b:</text:span> Split <text:span text:style-name="Source_Text">b</text:span> on <text:span text:style-name="Source_Text">a</text:span>.</text:p>
      <text:p text:style-name="P767">blsq ) 'e"Hello";;</text:p>
      <text:p text:style-name="P768">{"H" "llo"}</text:p>
      <text:p text:style-name="First_20_paragraph"><text:span text:style-name="Source_Text">Int a, Int b:</text:span> Split <text:span text:style-name="Source_Text">a</text:span> on <text:span text:style-name="Source_Text">b</text:span>.</text:p>
      <text:p text:style-name="P769">blsq ) 1234256238 23;;</text:p>
      <text:p text:style-name="P770">{1 4256 8}</text:p>
      <text:h text:style-name="Heading_20_3" text:outline-level="3"><text:bookmark-start text:name="stripleft-s"/>StripLeft <text:span text:style-name="Source_Text">S[</text:span><text:bookmark-end text:name="stripleft-s"/></text:h>
      <text:p text:style-name="First_20_paragraph"><text:span text:style-name="Source_Text">Block a, Any b:</text:span> Removes any leading <text:span text:style-name="Source_Text">b</text:span>s from <text:span text:style-name="Source_Text">a</text:span>.</text:p>
      <text:p text:style-name="P771">blsq ) {1 1 2 5}1S[</text:p>
      <text:p text:style-name="P772">{2 5}</text:p>
      <text:p text:style-name="First_20_paragraph"><text:span text:style-name="Source_Text">String a, Char b:</text:span> Removes any leading <text:span text:style-name="Source_Text">b</text:span>s from <text:span text:style-name="Source_Text">a</text:span>.</text:p>
      <text:p text:style-name="P773">blsq ) "QQabQ"'QS[</text:p>
      <text:p text:style-name="P774">"abQ"</text:p>
      <text:p text:style-name="First_20_paragraph"><text:span text:style-name="Source_Text">Int a:</text:span> Returns (<text:span text:style-name="Source_Text">a</text:span> * <text:span text:style-name="Source_Text">a</text:span>) (squares).</text:p>
      <text:p text:style-name="P775">blsq ) 5S[</text:p>
      <text:p text:style-name="P776">25</text:p>
      <text:p text:style-name="First_20_paragraph"><text:span text:style-name="T2">Authors’ Notes:</text:span> For Doubles use <text:span text:style-name="Source_Text">fC</text:span>.</text:p>
      <text:h text:style-name="Heading_20_3" text:outline-level="3"><text:bookmark-start text:name="stripright-s"/>StripRight <text:span text:style-name="Source_Text">[S</text:span><text:bookmark-end text:name="stripright-s"/></text:h>
      <text:p text:style-name="First_20_paragraph"><text:span text:style-name="Source_Text">Block a, Any b:</text:span> Removes any trailing <text:span text:style-name="Source_Text">b</text:span>s from <text:span text:style-name="Source_Text">a</text:span>.</text:p>
      <text:p text:style-name="P777">blsq ) {1 0 0 0}0[S</text:p>
      <text:p text:style-name="P778">{1}</text:p>
      <text:p text:style-name="First_20_paragraph"><text:span text:style-name="Source_Text">String a, Char b:</text:span> Removes any trailing <text:span text:style-name="Source_Text">b</text:span>s from <text:span text:style-name="Source_Text">a</text:span>.</text:p>
      <text:p text:style-name="P779">blsq ) "abccc"'c[S</text:p>
      <text:p text:style-name="P780">"ab"</text:p>
      <text:h text:style-name="Heading_20_3" text:outline-level="3"><text:bookmark-start text:name="sub-.-"/>Sub <text:span text:style-name="Source_Text">.-</text:span><text:bookmark-end text:name="sub-.-"/></text:h>
      <text:p text:style-name="First_20_paragraph"><text:span text:style-name="Source_Text">Int a, Int b:</text:span> Integer subtraction.</text:p>
      <text:p text:style-name="P781">blsq ) 1 5.-</text:p>
      <text:p text:style-name="P782">-4</text:p>
      <text:p text:style-name="First_20_paragraph"><text:span text:style-name="Source_Text">Double a, Double b:</text:span> Double subtraction.</text:p>
      <text:p text:style-name="P783">blsq ) 1.0 4.0.-</text:p>
      <text:p text:style-name="P784">-3.0</text:p>
      <text:p text:style-name="First_20_paragraph"><text:span text:style-name="Source_Text">String a, String b:</text:span> Removes <text:span text:style-name="Source_Text">b</text:span> from the end of <text:span text:style-name="Source_Text">a</text:span> iff <text:span text:style-name="Source_Text">b</text:span> is a suffix of <text:span text:style-name="Source_Text">a</text:span>.</text:p>
      <text:p text:style-name="P785">blsq ) "README.md" ".md".-</text:p>
      <text:p text:style-name="P786">"README"</text:p>
      <text:p text:style-name="P787">blsq ) "README.md" ".txt".-</text:p>
      <text:p text:style-name="P788">"README.md"</text:p>
      <text:p text:style-name="First_20_paragraph"><text:span text:style-name="Source_Text">Int a, Block b:</text:span> Removes the first <text:span text:style-name="Source_Text">a</text:span> elements from <text:span text:style-name="Source_Text">b</text:span>.</text:p>
      <text:p text:style-name="P789">blsq ) 3{1 2 3 4}.-</text:p>
      <text:p text:style-name="P790">{4}</text:p>
      <text:p text:style-name="First_20_paragraph"><text:span text:style-name="Source_Text">String a, Int b:</text:span> Removes the first <text:span text:style-name="Source_Text">b</text:span> characters from <text:span text:style-name="Source_Text">a</text:span>.</text:p>
      <text:p text:style-name="P791">blsq ) "abcd"2.-</text:p>
      <text:p text:style-name="P792">"cd"</text:p>
      <text:p text:style-name="First_20_paragraph"><text:span text:style-name="Source_Text">Int a, String b:</text:span> Removes the first <text:span text:style-name="Source_Text">a</text:span> characters from <text:span text:style-name="Source_Text">b</text:span>.</text:p>
      <text:p text:style-name="P793">blsq ) 2"abcd".-</text:p>
      <text:p text:style-name="P794">"cd"</text:p>
      <text:p text:style-name="First_20_paragraph"><text:span text:style-name="Source_Text">Block a, Int b:</text:span> Removes the first <text:span text:style-name="Source_Text">b</text:span> elements from <text:span text:style-name="Source_Text">a</text:span>.</text:p>
      <text:p text:style-name="P795">blsq ) {1 2 3 4}2.-</text:p>
      <text:p text:style-name="P796">{3 4}</text:p>
      <text:p text:style-name="First_20_paragraph"><text:span text:style-name="Source_Text">Int a, Double b:</text:span> Converts <text:span text:style-name="Source_Text">a</text:span> to Double, then subtracts.</text:p>
      <text:p text:style-name="P797">blsq ) 4 3.0.-</text:p>
      <text:p text:style-name="P798">1.0</text:p>
      <text:p text:style-name="First_20_paragraph"><text:span text:style-name="Source_Text">Double a, Int b:</text:span> Converts <text:span text:style-name="Source_Text">b</text:span> to Double, then subtracts.</text:p>
      <text:p text:style-name="P799">blsq ) 4.0 3.-</text:p>
      <text:p text:style-name="P800">1.0</text:p>
      <text:p text:style-name="First_20_paragraph"><text:span text:style-name="Source_Text">Block a, Block b:</text:span> Removes <text:span text:style-name="Source_Text">b</text:span> from the end of <text:span text:style-name="Source_Text">a</text:span> iff <text:span text:style-name="Source_Text">b</text:span> is a suffix of <text:span text:style-name="Source_Text">a</text:span>.</text:p>
      <text:p text:style-name="P801">blsq ) {1 2 3 4}{3 4}.-</text:p>
      <text:p text:style-name="P802">{1 2}</text:p>
      <text:p text:style-name="P803">blsq ) {1 2 3 4}{3 4 5}.-</text:p>
      <text:p text:style-name="P804">{1 2 3 4}</text:p>
      <text:h text:style-name="Heading_20_3" text:outline-level="3"><text:bookmark-start text:name="suffixof"/>SuffixOf <text:span text:style-name="Source_Text">!~</text:span><text:bookmark-end text:name="suffixof"/></text:h>
      <text:p text:style-name="First_20_paragraph"><text:span text:style-name="Source_Text">Block a, Block b:</text:span> Returns 1 if <text:span text:style-name="Source_Text">b</text:span> is a suffix of <text:span text:style-name="Source_Text">a</text:span> otherwise returns 0.</text:p>
      <text:p text:style-name="P805">blsq ) {1 2 3}{2 3}!~</text:p>
      <text:p text:style-name="P806">1</text:p>
      <text:p text:style-name="P807">blsq ) {1 2 3}{1 2}!~</text:p>
      <text:p text:style-name="P808">0</text:p>
      <text:p text:style-name="First_20_paragraph"><text:span text:style-name="Source_Text">String a, String b:</text:span> Returns 1 if <text:span text:style-name="Source_Text">b</text:span> is a suffix of <text:span text:style-name="Source_Text">a</text:span> otherwise returns 0.</text:p>
      <text:p text:style-name="P809">blsq ) "this.txt" ".txt"!~</text:p>
      <text:p text:style-name="P810">1</text:p>
      <text:p text:style-name="P811">blsq ) "this.txt" ".pdf"!~</text:p>
      <text:p text:style-name="P812">0</text:p>
      <text:p text:style-name="First_20_paragraph"><text:span text:style-name="Source_Text">Int a, Int b:</text:span> Returns 1 if <text:span text:style-name="Source_Text">b</text:span> is a suffix of <text:span text:style-name="Source_Text">a</text:span> otherwise returns 0 (works on absolute values).</text:p>
      <text:p text:style-name="P813">blsq ) 123 -23!~</text:p>
      <text:p text:style-name="P814">1</text:p>
      <text:p text:style-name="P815">blsq ) 123 -24!~</text:p>
      <text:p text:style-name="P816">0</text:p>
      <text:h text:style-name="Heading_20_3" text:outline-level="3"><text:bookmark-start text:name="sum"/>Sum <text:span text:style-name="Source_Text">++</text:span><text:bookmark-end text:name="sum"/></text:h>
      <text:p text:style-name="First_20_paragraph"><text:span text:style-name="Source_Text">Block {}:</text:span> <text:span text:style-name="T1">Defined as:</text:span> <text:span text:style-name="Source_Text">0</text:span>. The sum of an empty Block is zero.</text:p>
      <text:p text:style-name="Text_20_body"><text:span text:style-name="Source_Text">Block a:</text:span> <text:span text:style-name="T1">Defined as:</text:span> <text:span text:style-name="Source_Text">{.+}r[</text:span>. Calculates the sum of a Block.</text:p>
      <text:p text:style-name="P817">blsq ) {1 2 3 4}{.+}r[</text:p>
      <text:p text:style-name="P818">10</text:p>
      <text:p text:style-name="P819">blsq ) {1 2 3 4}++</text:p>
      <text:p text:style-name="P820">10</text:p>
      <text:p text:style-name="P821">blsq ) {1 2 3 4.0}++</text:p>
      <text:p text:style-name="P822">10.0</text:p>
      <text:p text:style-name="First_20_paragraph"><text:span text:style-name="Source_Text">Int a, Int b:</text:span> Concatenates Integers (works on absolute values).</text:p>
      <text:p text:style-name="P823">blsq ) 12 34++</text:p>
      <text:p text:style-name="P824">1234</text:p>
      <text:h text:style-name="Heading_20_3" text:outline-level="3"><text:bookmark-start text:name="swap-j"/>Swap <text:span text:style-name="Source_Text">j</text:span> <text:span text:style-name="Source_Text">\/</text:span><text:bookmark-end text:name="swap-j"/></text:h>
      <text:p text:style-name="First_20_paragraph">Swaps the top two elements.</text:p>
      <text:p text:style-name="P825">blsq ) 1 2</text:p>
      <text:p text:style-name="P826">2</text:p>
      <text:p text:style-name="P827">1</text:p>
      <text:p text:style-name="P828">blsq ) 1 2j</text:p>
      <text:p text:style-name="P829">1</text:p>
      <text:p text:style-name="P830">2</text:p>
      <text:h text:style-name="Heading_20_3" text:outline-level="3"><text:bookmark-start text:name="swapdup"/>SwapDup <text:span text:style-name="Source_Text">/^</text:span><text:bookmark-end text:name="swapdup"/></text:h>
      <text:p text:style-name="First_20_paragraph"><text:span text:style-name="T1">Defined as:</text:span> *<text:span text:style-name="Source_Text">\/^^</text:span>.</text:p>
      <text:p text:style-name="P831">blsq ) 1 2 3/^</text:p>
      <text:p text:style-name="P832">2</text:p>
      <text:p text:style-name="P833">2</text:p>
      <text:p text:style-name="P834">3</text:p>
      <text:p text:style-name="P835">1</text:p>
      <text:p text:style-name="P836">blsq ) 1 2 3\/^^</text:p>
      <text:p text:style-name="P837">2</text:p>
      <text:p text:style-name="P838">2</text:p>
      <text:p text:style-name="P839">3</text:p>
      <text:p text:style-name="P840">1</text:p>
      <text:p text:style-name="P841">blsq ) 1 2 3/^</text:p>
      <text:p text:style-name="P842">2</text:p>
      <text:p text:style-name="P843">2</text:p>
      <text:p text:style-name="P844">3</text:p>
      <text:p text:style-name="P845">1</text:p>
      <text:p text:style-name="P846">blsq ) 1 2 3jJ</text:p>
      <text:p text:style-name="P847">2</text:p>
      <text:p text:style-name="P848">2</text:p>
      <text:p text:style-name="P849">3</text:p>
      <text:p text:style-name="P850">1</text:p>
      <text:p text:style-name="First_20_paragraph"><text:span text:style-name="T2">Author’s Notes</text:span>: You might as well use <text:span text:style-name="Source_Text">jJ</text:span>.</text:p>
      <text:h text:style-name="Heading_20_3" text:outline-level="3"><text:bookmark-start text:name="swappop-v"/>SwapPop <text:span text:style-name="Source_Text">/v</text:span><text:bookmark-end text:name="swappop-v"/></text:h>
      <text:p text:style-name="First_20_paragraph"><text:span text:style-name="T1">Defined as:</text:span> <text:span text:style-name="Source_Text">\/vv</text:span>. This builtin essentially pops the element under the top of the stack.</text:p>
      <text:p text:style-name="P851">blsq ) 1 2</text:p>
      <text:p text:style-name="P852">2</text:p>
      <text:p text:style-name="P853">1</text:p>
      <text:p text:style-name="P854">blsq ) 1 2 /v</text:p>
      <text:p text:style-name="P855">2</text:p>
      <text:p text:style-name="P856">blsq ) 1 2 \/vv</text:p>
      <text:p text:style-name="P857">2</text:p>
      <text:p text:style-name="P858">blsq ) 1 2 3 \/vv</text:p>
      <text:p text:style-name="P859">3</text:p>
      <text:p text:style-name="P860">1</text:p>
      <text:h text:style-name="Heading_20_3" text:outline-level="3"><text:bookmark-start text:name="tail--"/>Tail <text:span text:style-name="Source_Text">[-</text:span><text:bookmark-end text:name="tail--"/></text:h>
      <text:p text:style-name="First_20_paragraph"><text:span text:style-name="Source_Text">Block a:</text:span> Returns all but the first element of <text:span text:style-name="Source_Text">a</text:span>.</text:p>
      <text:p text:style-name="P861">blsq ) {1 2 3}[-</text:p>
      <text:p text:style-name="P862">{2 3}</text:p>
      <text:p text:style-name="First_20_paragraph"><text:span text:style-name="Source_Text">String a:</text:span> Returns all but the first character of <text:span text:style-name="Source_Text">a</text:span>.</text:p>
      <text:p text:style-name="P863">blsq ) "hello"[-</text:p>
      <text:p text:style-name="P864">"ello"</text:p>
      <text:p text:style-name="First_20_paragraph"><text:span text:style-name="Source_Text">Int a:</text:span> Returns all but the last digit of <text:span text:style-name="Source_Text">a</text:span> (as Integer) (works on absolute value).</text:p>
      <text:p text:style-name="P865">blsq ) 451[-</text:p>
      <text:p text:style-name="P866">51</text:p>
      <text:p text:style-name="First_20_paragraph"><text:span text:style-name="Source_Text">Char a:</text:span> Convert to string.</text:p>
      <text:p text:style-name="P867">blsq ) 'a[-</text:p>
      <text:p text:style-name="P868">"a"</text:p>
      <text:h text:style-name="Heading_20_3" text:outline-level="3"><text:bookmark-start text:name="tolower-zz"/>ToLower <text:span text:style-name="Source_Text">zz</text:span><text:bookmark-end text:name="tolower-zz"/></text:h>
      <text:p text:style-name="First_20_paragraph">This built-in auto-maps if an argument provided is a block.</text:p>
      <text:p text:style-name="Text_20_body"><text:span text:style-name="Source_Text">Char a</text:span>: Convert <text:span text:style-name="Source_Text">a</text:span> to lower case.</text:p>
      <text:p text:style-name="P869">blsq ) 'Qzz</text:p>
      <text:p text:style-name="P870">'q</text:p>
      <text:p text:style-name="First_20_paragraph"><text:span text:style-name="Source_Text">String a</text:span>: Convert <text:span text:style-name="Source_Text">a</text:span> to lower case.</text:p>
      <text:p text:style-name="P871">blsq ) "aBc."zz</text:p>
      <text:p text:style-name="P872">"abc."</text:p>
      <text:h text:style-name="Heading_20_3" text:outline-level="3"><text:bookmark-start text:name="toupper-zz"/>ToUpper <text:span text:style-name="Source_Text">ZZ</text:span><text:bookmark-end text:name="toupper-zz"/></text:h>
      <text:p text:style-name="First_20_paragraph">This built-in auto-maps if an argument provided is a block.</text:p>
      <text:p text:style-name="Text_20_body"><text:span text:style-name="Source_Text">Char a</text:span>: Convert <text:span text:style-name="Source_Text">a</text:span> to upper case.</text:p>
      <text:p text:style-name="P873">blsq ) 'aZZ</text:p>
      <text:p text:style-name="P874">'A</text:p>
      <text:p text:style-name="First_20_paragraph"><text:span text:style-name="Source_Text">String a</text:span>: Convert <text:span text:style-name="Source_Text">a</text:span> to upper case.</text:p>
      <text:p text:style-name="P875">blsq ) "aBc."ZZ</text:p>
      <text:p text:style-name="P876">"ABC."</text:p>
      <text:h text:style-name="Heading_20_3" text:outline-level="3"><text:bookmark-start text:name="union-un"/>Union <text:span text:style-name="Source_Text">UN</text:span><text:bookmark-end text:name="union-un"/></text:h>
      <text:p text:style-name="First_20_paragraph"><text:span text:style-name="T2">Notes:</text:span> If left argument contains duplicates these will be preserved. Duplicates in the right argument will be removed. Order is preserved.</text:p>
      <text:p text:style-name="Text_20_body"><text:span text:style-name="Source_Text">Block a, Block b:</text:span> Union of <text:span text:style-name="Source_Text">a</text:span> and <text:span text:style-name="Source_Text">b</text:span>.</text:p>
      <text:p text:style-name="P877">blsq ) {1 1} {1 2 2 2 3}UN</text:p>
      <text:p text:style-name="P878">{1 1 2 3}</text:p>
      <text:p text:style-name="First_20_paragraph"><text:span text:style-name="Source_Text">String a, String b:</text:span> Union of <text:span text:style-name="Source_Text">a</text:span> and <text:span text:style-name="Source_Text">b</text:span>.</text:p>
      <text:p text:style-name="P879">blsq ) "zabc""cde"UN</text:p>
      <text:p text:style-name="P880">"zabcde"</text:p>
      <text:p text:style-name="First_20_paragraph"><text:span text:style-name="Source_Text">Int a, Int b:</text:span> Union of <text:span text:style-name="Source_Text">a</text:span> and <text:span text:style-name="Source_Text">b</text:span>.</text:p>
      <text:p text:style-name="P881">blsq ) 12 14UN</text:p>
      <text:p text:style-name="P882">124</text:p>
      <text:h text:style-name="Heading_20_3" text:outline-level="3"><text:bookmark-start text:name="unlines-un"/>Unlines <text:span text:style-name="Source_Text">un</text:span><text:bookmark-end text:name="unlines-un"/></text:h>
      <text:p text:style-name="First_20_paragraph"><text:span text:style-name="Source_Text">Block {}:</text:span> If given an empty block returns an empty string.</text:p>
      <text:p text:style-name="P883">blsq ) {}un</text:p>
      <text:p text:style-name="P884">""</text:p>
      <text:p text:style-name="First_20_paragraph"><text:span text:style-name="Source_Text">Otherwise:</text:span> <text:span text:style-name="T1">Defined as:</text:span> <text:span text:style-name="Source_Text">"\n"j[[\[</text:span>. This is the <text:span text:style-name="T1">inverse</text:span> of <text:span text:style-name="Source_Text">ln</text:span> and inserts newlines between elements.</text:p>
      <text:p text:style-name="P885">blsq ) {"abc" "def" "ghe"}"\n"j[[\[</text:p>
      <text:p text:style-name="P886">"abc\ndef\nghe"</text:p>
      <text:p text:style-name="P887">blsq ) {"abc" "def" "ghe"}un</text:p>
      <text:p text:style-name="P888">"abc\ndef\nghe"</text:p>
      <text:p text:style-name="First_20_paragraph"><text:span text:style-name="T2">Authors’ Notes:</text:span> Due to its definition this built-in will only work as expected when the Block contains Strings. If you want to <text:span text:style-name="T1">unlines</text:span> a Block containing other types use <text:span text:style-name="Source_Text">Su</text:span>.</text:p>
      <text:p text:style-name="P889">blsq ) {1 2 3}un</text:p>
      <text:p text:style-name="P890">"\n12\n3"</text:p>
      <text:p text:style-name="P891">blsq ) {1 2 3}Su</text:p>
      <text:p text:style-name="P892">"1\n2\n3"</text:p>
      <text:h text:style-name="Heading_20_3" text:outline-level="3"><text:bookmark-start text:name="unlinespretty-un"/>UnlinesPretty <text:span text:style-name="Source_Text">uN</text:span><text:bookmark-end text:name="unlinespretty-un"/></text:h>
      <text:p text:style-name="First_20_paragraph"><text:span text:style-name="T1">Defined as:</text:span> <text:span text:style-name="Source_Text">unsh</text:span>.</text:p>
      <text:p text:style-name="P893">blsq ) {"12" "23"}un</text:p>
      <text:p text:style-name="P894">"12\n23"</text:p>
      <text:p text:style-name="P895">blsq ) {"12" "23"}uN</text:p>
      <text:p text:style-name="P896">12</text:p>
      <text:p text:style-name="P897">23</text:p>
      <text:p text:style-name="P898">blsq ) {"12" "23"}unsh</text:p>
      <text:p text:style-name="P899">12</text:p>
      <text:p text:style-name="P900">23</text:p>
      <text:h text:style-name="Heading_20_3" text:outline-level="3"><text:bookmark-start text:name="unparse-up"/>Unparse <text:span text:style-name="Source_Text">up</text:span><text:bookmark-end text:name="unparse-up"/></text:h>
      <text:p text:style-name="First_20_paragraph"><text:span text:style-name="Source_Text">Any a:</text:span> Converts a to display string. This is somewhat the <text:span text:style-name="T1">inverse</text:span> of <text:span text:style-name="Source_Text">ps</text:span>.</text:p>
      <text:p text:style-name="P901">blsq ) {1 2++}up</text:p>
      <text:p text:style-name="P902">"{1 2 ++}"</text:p>
      <text:p text:style-name="First_20_paragraph"><text:span text:style-name="T2">Authors’ Note:</text:span> This built-in is somewhat equivalent to using <text:span text:style-name="Source_Text">3SH</text:span>.</text:p>
      <text:h text:style-name="Heading_20_3" text:outline-level="3"><text:bookmark-start text:name="while-w"/>While <text:span text:style-name="Source_Text">w!</text:span><text:bookmark-end text:name="while-w"/></text:h>
      <text:p text:style-name="First_20_paragraph">A while-loop</text:p>
      <text:p text:style-name="Text_20_body"><text:span text:style-name="Source_Text">Block f, Block p:</text:span> Executes <text:span text:style-name="Source_Text">f</text:span> while <text:span text:style-name="Source_Text">p</text:span> is not zero. <text:span text:style-name="Source_Text">p</text:span> will be tested each time against the top of the stack.</text:p>
      <text:p text:style-name="P903">blsq ) 5{+.}{10.&lt;}w!</text:p>
      <text:p text:style-name="P904">10</text:p>
      <text:p text:style-name="First_20_paragraph"><text:span text:style-name="Source_Text">Block f:</text:span> Executes <text:span text:style-name="Source_Text">f</text:span> as long as the top of the stack is not zero. Same thing as doing <text:span text:style-name="Source_Text">{code}{}w!</text:span>.</text:p>
      <text:p text:style-name="P905">blsq ) 0 10{j+.+.j-.}w!</text:p>
      <text:p text:style-name="P906">0</text:p>
      <text:p text:style-name="P907">20</text:p>
      <text:h text:style-name="Heading_20_3" text:outline-level="3"><text:bookmark-start text:name="withlines-wl"/>WithLines <text:span text:style-name="Source_Text">wl</text:span><text:bookmark-end text:name="withlines-wl"/></text:h>
      <text:p text:style-name="First_20_paragraph"><text:span text:style-name="T1">Defined as:</text:span> <text:span text:style-name="Source_Text">jlnjm[un</text:span>. This built-in allows to map over the lines in a String.</text:p>
      <text:p text:style-name="P908">blsq ) "abc\ndef"{&lt;-}jlnjm[un</text:p>
      <text:p text:style-name="P909">"cba\nfed"</text:p>
      <text:p text:style-name="P910">blsq ) "abc\ndef"{&lt;-}wl</text:p>
      <text:p text:style-name="P911">"cba\nfed"</text:p>
      <text:h text:style-name="Heading_20_3" text:outline-level="3"><text:bookmark-start text:name="withlinesparsepretty-wl"/>WithLinesParsePretty <text:span text:style-name="Source_Text">wL</text:span><text:bookmark-end text:name="withlinesparsepretty-wl"/></text:h>
      <text:p text:style-name="First_20_paragraph"><text:span text:style-name="T1">Defined as:</text:span> <text:span text:style-name="Source_Text">(ps)+]WL</text:span>. This built-in allows to map over the lines in a String while calling <text:span text:style-name="T1">Parse</text:span> on each line automatically.</text:p>
      <text:p text:style-name="P912">blsq ) "11 22\n5 6"{++Sh}(ps)+]WL</text:p>
      <text:p text:style-name="P913">33</text:p>
      <text:p text:style-name="P914">11</text:p>
      <text:p text:style-name="P915">blsq ) "11 22\n5 6"{++Sh}wL</text:p>
      <text:p text:style-name="P916">33</text:p>
      <text:p text:style-name="P917">11</text:p>
      <text:h text:style-name="Heading_20_3" text:outline-level="3"><text:bookmark-start text:name="withlinespretty-wl"/>WithLinesPretty <text:span text:style-name="Source_Text">WL</text:span><text:bookmark-end text:name="withlinespretty-wl"/></text:h>
      <text:p text:style-name="First_20_paragraph"><text:span text:style-name="T1">Defined as:</text:span> <text:span text:style-name="Source_Text">wlsh</text:span>.</text:p>
      <text:p text:style-name="P918">blsq ) "abc\ndef"{&lt;-}wlsh</text:p>
      <text:p text:style-name="P919">cba</text:p>
      <text:p text:style-name="P920">fed</text:p>
      <text:p text:style-name="P921">blsq ) "abc\ndef"{&lt;-}WL</text:p>
      <text:p text:style-name="P922">cba</text:p>
      <text:p text:style-name="P923">fed</text:p>
      <text:h text:style-name="Heading_20_3" text:outline-level="3"><text:bookmark-start text:name="withwords-ww"/>WithWords <text:span text:style-name="Source_Text">ww</text:span><text:bookmark-end text:name="withwords-ww"/></text:h>
      <text:p text:style-name="First_20_paragraph"><text:span text:style-name="T1">Defined as</text:span>: <text:span text:style-name="Source_Text">jWDjm[wd</text:span>. This built-in allows to map over the words in a String.</text:p>
      <text:p text:style-name="P924">blsq ) "hello world"{&lt;-}jWDjm[wd</text:p>
      <text:p text:style-name="P925">"olleh dlrow"</text:p>
      <text:p text:style-name="P926">blsq ) "hello world"{&lt;-}ww</text:p>
      <text:p text:style-name="P927">"olleh dlrow"</text:p>
      <text:h text:style-name="Heading_20_3" text:outline-level="3"><text:bookmark-start text:name="withwordspretty-ww"/>WithWordsPretty <text:span text:style-name="Source_Text">WW</text:span><text:bookmark-end text:name="withwordspretty-ww"/></text:h>
      <text:p text:style-name="First_20_paragraph"><text:span text:style-name="T1">Defined as</text:span>: <text:span text:style-name="Source_Text">wwsh</text:span>.</text:p>
      <text:p text:style-name="P928">blsq ) "hello world"{&lt;-}wwsh</text:p>
      <text:p text:style-name="P929">olleh dlrow</text:p>
      <text:p text:style-name="P930">blsq ) "hello world"{&lt;-}WW</text:p>
      <text:p text:style-name="P931">olleh dlrow</text:p>
      <text:h text:style-name="Heading_20_3" text:outline-level="3"><text:bookmark-start text:name="words-wd"/>Words <text:span text:style-name="Source_Text">wd</text:span><text:bookmark-end text:name="words-wd"/></text:h>
      <text:p text:style-name="First_20_paragraph"><text:span text:style-name="Source_Text">String _:</text:span> <text:span text:style-name="T1">Defined as:</text:span> <text:span text:style-name="Source_Text">" ";;</text:span>. Splits by space.</text:p>
      <text:p text:style-name="P932">blsq ) "hi there"wd</text:p>
      <text:p text:style-name="P933">{"hi" "there"}</text:p>
      <text:p text:style-name="First_20_paragraph"><text:span text:style-name="Source_Text">Block {}:</text:span> Pushes an empty string to the stack.</text:p>
      <text:p text:style-name="P934">blsq ) {}wd</text:p>
      <text:p text:style-name="P935">""</text:p>
      <text:p text:style-name="First_20_paragraph"><text:span text:style-name="Source_Text">Block a:</text:span> <text:span text:style-name="T1">Defined as</text:span>: <text:span text:style-name="Source_Text">' \/[[\[</text:span>. An <text:span text:style-name="T1">unwords</text:span>. It converts a Block of words into a String.</text:p>
      <text:p text:style-name="P936">blsq ) {"hi" "there"}wd</text:p>
      <text:p text:style-name="P937">"hi there"</text:p>
      <text:p text:style-name="P938">blsq ) {"hi" "there"}' \/[[\[</text:p>
      <text:p text:style-name="P939">"hi there"</text:p>
      <text:p text:style-name="First_20_paragraph"><text:span text:style-name="Source_Text">Otherwise:</text:span> <text:span text:style-name="T1">Defined as</text:span>: <text:span text:style-name="Source_Text">\/[[</text:span>.</text:p>
      <text:p text:style-name="P940">blsq ) {"hi" "there" "you"}'.wd</text:p>
      <text:p text:style-name="P941">{"hi" '. "there" '. "you"}</text:p>
      <text:p text:style-name="First_20_paragraph"><text:span text:style-name="T2">Authors’ Notes:</text:span> This built-in only splits by a regular space. If you want to split by whitespaces you need to use <text:span text:style-name="Source_Text">WD</text:span> (Words2).</text:p>
      <text:p text:style-name="P942">blsq ) "a\nb"wd</text:p>
      <text:p text:style-name="P943">{"a\nb"}</text:p>
      <text:p text:style-name="P944">blsq ) "a\nb"WD</text:p>
      <text:p text:style-name="P945">{"a" "b"}</text:p>
      <text:h text:style-name="Heading_20_3" text:outline-level="3"><text:bookmark-start text:name="words3-wd"/>Words3 <text:span text:style-name="Source_Text">wD</text:span><text:bookmark-end text:name="words3-wd"/></text:h>
      <text:p text:style-name="First_20_paragraph"><text:span text:style-name="T1">Defined as:</text:span> <text:span text:style-name="Source_Text">wdsh</text:span>.</text:p>
      <text:p text:style-name="P946">blsq ) {"abc" "def"}wD</text:p>
      <text:p text:style-name="P947">abc def</text:p>
      <text:h text:style-name="Heading_20_3" text:outline-level="3"><text:bookmark-start text:name="xor"/>Xor <text:span text:style-name="Source_Text">$$</text:span><text:bookmark-end text:name="xor"/></text:h>
      <text:p text:style-name="First_20_paragraph">This built-in auto-zips if an argument provided is a Block.</text:p>
      <text:p text:style-name="Text_20_body"><text:span text:style-name="Source_Text">Int a, Int b:</text:span> Bitwise XOR.</text:p>
      <text:p text:style-name="P948">blsq ) 66 34$$</text:p>
      <text:p text:style-name="P949">96</text:p>
      <text:p text:style-name="P950">blsq ) 96 66 $$</text:p>
      <text:p text:style-name="P951">34</text:p>
      <text:p text:style-name="P952">blsq ) 96 34 $$</text:p>
      <text:p text:style-name="P953">66</text:p>
      <text:h text:style-name="Heading_20_3" text:outline-level="3"><text:bookmark-start text:name="zip-z"/>Zip <text:span text:style-name="Source_Text">z[</text:span><text:bookmark-end text:name="zip-z"/></text:h>
      <text:p text:style-name="First_20_paragraph"><text:span text:style-name="Source_Text">Block a, Block b:</text:span> Zips <text:span text:style-name="Source_Text">a</text:span> and <text:span text:style-name="Source_Text">b</text:span>.</text:p>
      <text:p text:style-name="P954">blsq ) {1 2 3}{4 5 6}z[</text:p>
      <text:p text:style-name="P955">{{1 4} {2 5} {3 6}}</text:p>
      <text:p text:style-name="First_20_paragraph"><text:span text:style-name="Source_Text">String a, String b:</text:span> Zips <text:span text:style-name="Source_Text">a</text:span> and <text:span text:style-name="Source_Text">b</text:span>.</text:p>
      <text:p text:style-name="P956">blsq ) "abc""def"z[</text:p>
      <text:p text:style-name="P957">{{'a 'd} {'b 'e} {'c 'f}}</text:p>
      <text:p text:style-name="First_20_paragraph"><text:span text:style-name="Source_Text">String a, Block b:</text:span> Zips <text:span text:style-name="Source_Text">a</text:span> and <text:span text:style-name="Source_Text">b</text:span>.</text:p>
      <text:p text:style-name="P958">blsq ) "abc"{1 2 3}z[</text:p>
      <text:p text:style-name="P959">{{'a 1} {'b 2} {'c 3}}</text:p>
      <text:p text:style-name="First_20_paragraph"><text:span text:style-name="Source_Text">Block a, String b:</text:span> Zips <text:span text:style-name="Source_Text">a</text:span> and <text:span text:style-name="Source_Text">b</text:span>.</text:p>
      <text:p text:style-name="P960">blsq ) {1 2 3}"abc"z[</text:p>
      <text:p text:style-name="P961">{{1 'a} {2 'b} {3 'c}}</text:p>
      <text:p text:style-name="First_20_paragraph"><text:span text:style-name="Source_Text">Int a, Int b</text:span>: <text:span text:style-name="T1">Defined as</text:span>: <text:span text:style-name="Source_Text">XX\/XX\/z[</text:span>. (It’ll explode the integers).</text:p>
      <text:p text:style-name="P962">blsq ) 123 456z[</text:p>
      <text:p text:style-name="P963">{{1 4} {2 5} {3 6}}</text:p>
      <text:p text:style-name="First_20_paragraph"><text:span text:style-name="Source_Text">Block a, Any b</text:span>: <text:span text:style-name="T1">Defined as</text:span>: <text:span text:style-name="Source_Text">\/XX\/z[</text:span>. (It’ll explode argument <text:span text:style-name="Source_Text">b</text:span>).</text:p>
      <text:p text:style-name="Text_20_body"><text:span text:style-name="Source_Text">Any a, Block b:</text:span>: <text:span text:style-name="T1">Defined as</text:span>: <text:span text:style-name="Source_Text">XXz[</text:span>. (It’ll explode argument <text:span text:style-name="Source_Text">a</text:span>).</text:p>
      <text:h text:style-name="Heading_20_3" text:outline-level="3"><text:bookmark-start text:name="zipwith-z"/>ZipWith <text:span text:style-name="Source_Text">Z[</text:span><text:bookmark-end text:name="zipwith-z"/></text:h>
      <text:p text:style-name="First_20_paragraph"><text:span text:style-name="Source_Text">Any a, Any b, Block f</text:span>: Performs a <text:span text:style-name="T1">Zip</text:span> followed by a <text:span text:style-name="T1">Map</text:span>.</text:p>
      <text:h text:style-name="Heading_20_3" text:outline-level="3"><text:bookmark-start text:name="zipwithpush-z"/>ZipWithPush <text:span text:style-name="Source_Text">Z]</text:span><text:bookmark-end text:name="zipwithpush-z"/></text:h>
      <text:p text:style-name="First_20_paragraph"><text:span text:style-name="T1">Defined as:</text:span> <text:span text:style-name="Source_Text">(^p+])Z[</text:span>.</text:p>
      <text:p text:style-name="Text_20_body"><text:span text:style-name="T2">Authors’ Notes:</text:span> This is was introduced to the fact that with the usual <text:span text:style-name="T1">ZipWith</text:span> the arguments are as a Block on the stack which is kinda inconvenient in most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meta:generator>
    <dc:title>Burleseque - Moonpage</dc:title>
    <dc:description/>
    <dc:subject/>
    <meta:keyword/>
    <meta:initial-creator>Roman Müntener</meta:initial-creator>
    <dc:creator>Roman Müntener</dc:creator>
    <meta:creation-date>2019-12-26T19:26:53Z</meta:creation-date>
    <dc:date>2019-12-26T19:26:53Z</dc:date>
  </office:meta>
</office:document-meta>
</file>